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89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18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TG3200_curve" table:style-name="ta1">
        <table:shapes>
          <draw:frame draw:z-index="0" draw:style-name="gr1" draw:text-style-name="P1" svg:width="335.79mm" svg:height="253.4mm" svg:x="82.42mm" svg:y="1.06mm">
            <draw:object draw:notify-on-update-of-ranges="ITG3200_curve.A1:ITG3200_curve.A1 ITG3200_curve.A2:ITG3200_curve.A505 ITG3200_curve.B1:ITG3200_curve.B1 ITG3200_curve.B2:ITG3200_curve.B505 ITG3200_curve.A1:ITG3200_curve.A1 ITG3200_curve.A2:ITG3200_curve.A505 ITG3200_curve.C1:ITG3200_curve.C1 ITG3200_curve.C2:ITG3200_curve.C505 ITG3200_curve.A1:ITG3200_curve.A1 ITG3200_curve.A2:ITG3200_curve.A505 ITG3200_curve.D1:ITG3200_curve.D1 ITG3200_curve.D2:ITG3200_curve.D50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<text:s/>avelx</text:p>
          </table:table-cell>
          <table:table-cell office:value-type="string" calcext:value-type="string">
            <text:p><text:s/>avely</text:p>
          </table:table-cell>
          <table:table-cell office:value-type="string" calcext:value-type="string">
            <text:p><text:s/>avelz</text:p>
          </table:table-cell>
        </table:table-row>
        <table:table-row table:style-name="ro1">
          <table:table-cell office:value-type="float" office:value="-16.6" calcext:value-type="float">
            <text:p>-16,6</text:p>
          </table:table-cell>
          <table:table-cell office:value-type="float" office:value="-0.765217" calcext:value-type="float">
            <text:p>-0,765217</text:p>
          </table:table-cell>
          <table:table-cell office:value-type="float" office:value="0.626087" calcext:value-type="float">
            <text:p>0,626087</text:p>
          </table:table-cell>
          <table:table-cell office:value-type="float" office:value="2.086957" calcext:value-type="float">
            <text:p>2,086957</text:p>
          </table:table-cell>
        </table:table-row>
        <table:table-row table:style-name="ro1">
          <table:table-cell office:value-type="float" office:value="-16.357143" calcext:value-type="float">
            <text:p>-16,357143</text:p>
          </table:table-cell>
          <table:table-cell office:value-type="float" office:value="-0.765217" calcext:value-type="float">
            <text:p>-0,765217</text:p>
          </table:table-cell>
          <table:table-cell office:value-type="float" office:value="0.626087" calcext:value-type="float">
            <text:p>0,626087</text:p>
          </table:table-cell>
          <table:table-cell office:value-type="float" office:value="2.017391" calcext:value-type="float">
            <text:p>2,017391</text:p>
          </table:table-cell>
        </table:table-row>
        <table:table-row table:style-name="ro1">
          <table:table-cell office:value-type="float" office:value="-16.203571" calcext:value-type="float">
            <text:p>-16,203571</text:p>
          </table:table-cell>
          <table:table-cell office:value-type="float" office:value="-0.765217" calcext:value-type="float">
            <text:p>-0,765217</text:p>
          </table:table-cell>
          <table:table-cell office:value-type="float" office:value="0.626087" calcext:value-type="float">
            <text:p>0,626087</text:p>
          </table:table-cell>
          <table:table-cell office:value-type="float" office:value="2.017391" calcext:value-type="float">
            <text:p>2,017391</text:p>
          </table:table-cell>
        </table:table-row>
        <table:table-row table:style-name="ro1">
          <table:table-cell office:value-type="float" office:value="-16.064286" calcext:value-type="float">
            <text:p>-16,064286</text:p>
          </table:table-cell>
          <table:table-cell office:value-type="float" office:value="-0.695652" calcext:value-type="float">
            <text:p>-0,695652</text:p>
          </table:table-cell>
          <table:table-cell office:value-type="float" office:value="0.626087" calcext:value-type="float">
            <text:p>0,626087</text:p>
          </table:table-cell>
          <table:table-cell office:value-type="float" office:value="2.017391" calcext:value-type="float">
            <text:p>2,017391</text:p>
          </table:table-cell>
        </table:table-row>
        <table:table-row table:style-name="ro1">
          <table:table-cell office:value-type="float" office:value="-15.95" calcext:value-type="float">
            <text:p>-15,95</text:p>
          </table:table-cell>
          <table:table-cell office:value-type="float" office:value="-0.765217" calcext:value-type="float">
            <text:p>-0,765217</text:p>
          </table:table-cell>
          <table:table-cell office:value-type="float" office:value="0.695652" calcext:value-type="float">
            <text:p>0,695652</text:p>
          </table:table-cell>
          <table:table-cell office:value-type="float" office:value="2.017391" calcext:value-type="float">
            <text:p>2,017391</text:p>
          </table:table-cell>
        </table:table-row>
        <table:table-row table:style-name="ro1">
          <table:table-cell office:value-type="float" office:value="-15.728571" calcext:value-type="float">
            <text:p>-15,728571</text:p>
          </table:table-cell>
          <table:table-cell office:value-type="float" office:value="-0.695652" calcext:value-type="float">
            <text:p>-0,695652</text:p>
          </table:table-cell>
          <table:table-cell office:value-type="float" office:value="0.695652" calcext:value-type="float">
            <text:p>0,695652</text:p>
          </table:table-cell>
          <table:table-cell office:value-type="float" office:value="1.947826" calcext:value-type="float">
            <text:p>1,947826</text:p>
          </table:table-cell>
        </table:table-row>
        <table:table-row table:style-name="ro1">
          <table:table-cell office:value-type="float" office:value="-15.685714" calcext:value-type="float">
            <text:p>-15,685714</text:p>
          </table:table-cell>
          <table:table-cell office:value-type="float" office:value="-0.695652" calcext:value-type="float">
            <text:p>-0,695652</text:p>
          </table:table-cell>
          <table:table-cell office:value-type="float" office:value="0.695652" calcext:value-type="float">
            <text:p>0,695652</text:p>
          </table:table-cell>
          <table:table-cell office:value-type="float" office:value="1.947826" calcext:value-type="float">
            <text:p>1,947826</text:p>
          </table:table-cell>
        </table:table-row>
        <table:table-row table:style-name="ro1">
          <table:table-cell office:value-type="float" office:value="-15.371429" calcext:value-type="float">
            <text:p>-15,371429</text:p>
          </table:table-cell>
          <table:table-cell office:value-type="float" office:value="-0.695652" calcext:value-type="float">
            <text:p>-0,695652</text:p>
          </table:table-cell>
          <table:table-cell office:value-type="float" office:value="0.695652" calcext:value-type="float">
            <text:p>0,695652</text:p>
          </table:table-cell>
          <table:table-cell office:value-type="float" office:value="2.017391" calcext:value-type="float">
            <text:p>2,017391</text:p>
          </table:table-cell>
        </table:table-row>
        <table:table-row table:style-name="ro1">
          <table:table-cell office:value-type="float" office:value="-15.239286" calcext:value-type="float">
            <text:p>-15,239286</text:p>
          </table:table-cell>
          <table:table-cell office:value-type="float" office:value="-0.765217" calcext:value-type="float">
            <text:p>-0,765217</text:p>
          </table:table-cell>
          <table:table-cell office:value-type="float" office:value="0.695652" calcext:value-type="float">
            <text:p>0,695652</text:p>
          </table:table-cell>
          <table:table-cell office:value-type="float" office:value="2.017391" calcext:value-type="float">
            <text:p>2,017391</text:p>
          </table:table-cell>
        </table:table-row>
        <table:table-row table:style-name="ro1">
          <table:table-cell office:value-type="float" office:value="-15.117857" calcext:value-type="float">
            <text:p>-15,117857</text:p>
          </table:table-cell>
          <table:table-cell office:value-type="float" office:value="-0.695652" calcext:value-type="float">
            <text:p>-0,695652</text:p>
          </table:table-cell>
          <table:table-cell office:value-type="float" office:value="0.695652" calcext:value-type="float">
            <text:p>0,695652</text:p>
          </table:table-cell>
          <table:table-cell office:value-type="float" office:value="2.017391" calcext:value-type="float">
            <text:p>2,017391</text:p>
          </table:table-cell>
        </table:table-row>
        <table:table-row table:style-name="ro1">
          <table:table-cell office:value-type="float" office:value="-14.892857" calcext:value-type="float">
            <text:p>-14,892857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695652" calcext:value-type="float">
            <text:p>0,695652</text:p>
          </table:table-cell>
          <table:table-cell office:value-type="float" office:value="1.947826" calcext:value-type="float">
            <text:p>1,947826</text:p>
          </table:table-cell>
        </table:table-row>
        <table:table-row table:style-name="ro1">
          <table:table-cell office:value-type="float" office:value="-14.775" calcext:value-type="float">
            <text:p>-14,775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695652" calcext:value-type="float">
            <text:p>0,695652</text:p>
          </table:table-cell>
          <table:table-cell office:value-type="float" office:value="1.947826" calcext:value-type="float">
            <text:p>1,947826</text:p>
          </table:table-cell>
        </table:table-row>
        <table:table-row table:style-name="ro1">
          <table:table-cell office:value-type="float" office:value="-14.764286" calcext:value-type="float">
            <text:p>-14,764286</text:p>
          </table:table-cell>
          <table:table-cell office:value-type="float" office:value="-0.695652" calcext:value-type="float">
            <text:p>-0,695652</text:p>
          </table:table-cell>
          <table:table-cell office:value-type="float" office:value="0.695652" calcext:value-type="float">
            <text:p>0,695652</text:p>
          </table:table-cell>
          <table:table-cell office:value-type="float" office:value="2.017391" calcext:value-type="float">
            <text:p>2,017391</text:p>
          </table:table-cell>
        </table:table-row>
        <table:table-row table:style-name="ro1">
          <table:table-cell office:value-type="float" office:value="-14.403571" calcext:value-type="float">
            <text:p>-14,403571</text:p>
          </table:table-cell>
          <table:table-cell office:value-type="float" office:value="-0.695652" calcext:value-type="float">
            <text:p>-0,695652</text:p>
          </table:table-cell>
          <table:table-cell office:value-type="float" office:value="0.765217" calcext:value-type="float">
            <text:p>0,765217</text:p>
          </table:table-cell>
          <table:table-cell office:value-type="float" office:value="1.947826" calcext:value-type="float">
            <text:p>1,947826</text:p>
          </table:table-cell>
        </table:table-row>
        <table:table-row table:style-name="ro1">
          <table:table-cell office:value-type="float" office:value="-14.242857" calcext:value-type="float">
            <text:p>-14,242857</text:p>
          </table:table-cell>
          <table:table-cell office:value-type="float" office:value="-0.695652" calcext:value-type="float">
            <text:p>-0,695652</text:p>
          </table:table-cell>
          <table:table-cell office:value-type="float" office:value="0.765217" calcext:value-type="float">
            <text:p>0,765217</text:p>
          </table:table-cell>
          <table:table-cell office:value-type="float" office:value="1.947826" calcext:value-type="float">
            <text:p>1,947826</text:p>
          </table:table-cell>
        </table:table-row>
        <table:table-row table:style-name="ro1">
          <table:table-cell office:value-type="float" office:value="-14.132143" calcext:value-type="float">
            <text:p>-14,132143</text:p>
          </table:table-cell>
          <table:table-cell office:value-type="float" office:value="-0.695652" calcext:value-type="float">
            <text:p>-0,695652</text:p>
          </table:table-cell>
          <table:table-cell office:value-type="float" office:value="0.765217" calcext:value-type="float">
            <text:p>0,765217</text:p>
          </table:table-cell>
          <table:table-cell office:value-type="float" office:value="1.947826" calcext:value-type="float">
            <text:p>1,947826</text:p>
          </table:table-cell>
        </table:table-row>
        <table:table-row table:style-name="ro1">
          <table:table-cell office:value-type="float" office:value="-13.907143" calcext:value-type="float">
            <text:p>-13,907143</text:p>
          </table:table-cell>
          <table:table-cell office:value-type="float" office:value="-0.695652" calcext:value-type="float">
            <text:p>-0,695652</text:p>
          </table:table-cell>
          <table:table-cell office:value-type="float" office:value="0.765217" calcext:value-type="float">
            <text:p>0,765217</text:p>
          </table:table-cell>
          <table:table-cell office:value-type="float" office:value="1.878261" calcext:value-type="float">
            <text:p>1,878261</text:p>
          </table:table-cell>
        </table:table-row>
        <table:table-row table:style-name="ro1">
          <table:table-cell office:value-type="float" office:value="-13.860714" calcext:value-type="float">
            <text:p>-13,860714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765217" calcext:value-type="float">
            <text:p>0,765217</text:p>
          </table:table-cell>
          <table:table-cell office:value-type="float" office:value="1.947826" calcext:value-type="float">
            <text:p>1,947826</text:p>
          </table:table-cell>
        </table:table-row>
        <table:table-row table:style-name="ro1">
          <table:table-cell office:value-type="float" office:value="-13.821429" calcext:value-type="float">
            <text:p>-13,821429</text:p>
          </table:table-cell>
          <table:table-cell office:value-type="float" office:value="-0.695652" calcext:value-type="float">
            <text:p>-0,695652</text:p>
          </table:table-cell>
          <table:table-cell office:value-type="float" office:value="0.765217" calcext:value-type="float">
            <text:p>0,765217</text:p>
          </table:table-cell>
          <table:table-cell office:value-type="float" office:value="1.878261" calcext:value-type="float">
            <text:p>1,878261</text:p>
          </table:table-cell>
        </table:table-row>
        <table:table-row table:style-name="ro1">
          <table:table-cell office:value-type="float" office:value="-13.507143" calcext:value-type="float">
            <text:p>-13,507143</text:p>
          </table:table-cell>
          <table:table-cell office:value-type="float" office:value="-0.695652" calcext:value-type="float">
            <text:p>-0,695652</text:p>
          </table:table-cell>
          <table:table-cell office:value-type="float" office:value="0.765217" calcext:value-type="float">
            <text:p>0,765217</text:p>
          </table:table-cell>
          <table:table-cell office:value-type="float" office:value="1.878261" calcext:value-type="float">
            <text:p>1,878261</text:p>
          </table:table-cell>
        </table:table-row>
        <table:table-row table:style-name="ro1">
          <table:table-cell office:value-type="float" office:value="-13.389286" calcext:value-type="float">
            <text:p>-13,389286</text:p>
          </table:table-cell>
          <table:table-cell office:value-type="float" office:value="-0.695652" calcext:value-type="float">
            <text:p>-0,695652</text:p>
          </table:table-cell>
          <table:table-cell office:value-type="float" office:value="0.834783" calcext:value-type="float">
            <text:p>0,834783</text:p>
          </table:table-cell>
          <table:table-cell office:value-type="float" office:value="1.878261" calcext:value-type="float">
            <text:p>1,878261</text:p>
          </table:table-cell>
        </table:table-row>
        <table:table-row table:style-name="ro1">
          <table:table-cell office:value-type="float" office:value="-13.346429" calcext:value-type="float">
            <text:p>-13,346429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834783" calcext:value-type="float">
            <text:p>0,834783</text:p>
          </table:table-cell>
          <table:table-cell office:value-type="float" office:value="1.947826" calcext:value-type="float">
            <text:p>1,947826</text:p>
          </table:table-cell>
        </table:table-row>
        <table:table-row table:style-name="ro1">
          <table:table-cell office:value-type="float" office:value="-13.253571" calcext:value-type="float">
            <text:p>-13,253571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834783" calcext:value-type="float">
            <text:p>0,834783</text:p>
          </table:table-cell>
          <table:table-cell office:value-type="float" office:value="1.878261" calcext:value-type="float">
            <text:p>1,878261</text:p>
          </table:table-cell>
        </table:table-row>
        <table:table-row table:style-name="ro1">
          <table:table-cell office:value-type="float" office:value="-12.967857" calcext:value-type="float">
            <text:p>-12,967857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834783" calcext:value-type="float">
            <text:p>0,834783</text:p>
          </table:table-cell>
          <table:table-cell office:value-type="float" office:value="1.878261" calcext:value-type="float">
            <text:p>1,878261</text:p>
          </table:table-cell>
        </table:table-row>
        <table:table-row table:style-name="ro1">
          <table:table-cell office:value-type="float" office:value="-12.946429" calcext:value-type="float">
            <text:p>-12,946429</text:p>
          </table:table-cell>
          <table:table-cell office:value-type="float" office:value="-0.695652" calcext:value-type="float">
            <text:p>-0,695652</text:p>
          </table:table-cell>
          <table:table-cell office:value-type="float" office:value="0.834783" calcext:value-type="float">
            <text:p>0,834783</text:p>
          </table:table-cell>
          <table:table-cell office:value-type="float" office:value="1.878261" calcext:value-type="float">
            <text:p>1,878261</text:p>
          </table:table-cell>
        </table:table-row>
        <table:table-row table:style-name="ro1">
          <table:table-cell office:value-type="float" office:value="-12.882143" calcext:value-type="float">
            <text:p>-12,882143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834783" calcext:value-type="float">
            <text:p>0,834783</text:p>
          </table:table-cell>
          <table:table-cell office:value-type="float" office:value="1.878261" calcext:value-type="float">
            <text:p>1,878261</text:p>
          </table:table-cell>
        </table:table-row>
        <table:table-row table:style-name="ro1">
          <table:table-cell office:value-type="float" office:value="-12.639286" calcext:value-type="float">
            <text:p>-12,639286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834783" calcext:value-type="float">
            <text:p>0,834783</text:p>
          </table:table-cell>
          <table:table-cell office:value-type="float" office:value="1.878261" calcext:value-type="float">
            <text:p>1,878261</text:p>
          </table:table-cell>
        </table:table-row>
        <table:table-row table:style-name="ro1">
          <table:table-cell office:value-type="float" office:value="-12.492857" calcext:value-type="float">
            <text:p>-12,492857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834783" calcext:value-type="float">
            <text:p>0,834783</text:p>
          </table:table-cell>
          <table:table-cell office:value-type="float" office:value="1.808696" calcext:value-type="float">
            <text:p>1,808696</text:p>
          </table:table-cell>
        </table:table-row>
        <table:table-row table:style-name="ro1">
          <table:table-cell office:value-type="float" office:value="-12.332143" calcext:value-type="float">
            <text:p>-12,332143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834783" calcext:value-type="float">
            <text:p>0,834783</text:p>
          </table:table-cell>
          <table:table-cell office:value-type="float" office:value="1.808696" calcext:value-type="float">
            <text:p>1,808696</text:p>
          </table:table-cell>
        </table:table-row>
        <table:table-row table:style-name="ro1">
          <table:table-cell office:value-type="float" office:value="-12.085714" calcext:value-type="float">
            <text:p>-12,085714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904348" calcext:value-type="float">
            <text:p>0,904348</text:p>
          </table:table-cell>
          <table:table-cell office:value-type="float" office:value="1.878261" calcext:value-type="float">
            <text:p>1,878261</text:p>
          </table:table-cell>
        </table:table-row>
        <table:table-row table:style-name="ro1">
          <table:table-cell office:value-type="float" office:value="-12.032143" calcext:value-type="float">
            <text:p>-12,032143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904348" calcext:value-type="float">
            <text:p>0,904348</text:p>
          </table:table-cell>
          <table:table-cell office:value-type="float" office:value="1.808696" calcext:value-type="float">
            <text:p>1,808696</text:p>
          </table:table-cell>
        </table:table-row>
        <table:table-row table:style-name="ro1">
          <table:table-cell office:value-type="float" office:value="-11.917857" calcext:value-type="float">
            <text:p>-11,917857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834783" calcext:value-type="float">
            <text:p>0,834783</text:p>
          </table:table-cell>
          <table:table-cell office:value-type="float" office:value="1.878261" calcext:value-type="float">
            <text:p>1,878261</text:p>
          </table:table-cell>
        </table:table-row>
        <table:table-row table:style-name="ro1">
          <table:table-cell office:value-type="float" office:value="-11.685714" calcext:value-type="float">
            <text:p>-11,685714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904348" calcext:value-type="float">
            <text:p>0,904348</text:p>
          </table:table-cell>
          <table:table-cell office:value-type="float" office:value="1.808696" calcext:value-type="float">
            <text:p>1,808696</text:p>
          </table:table-cell>
        </table:table-row>
        <table:table-row table:style-name="ro1">
          <table:table-cell office:value-type="float" office:value="-11.575" calcext:value-type="float">
            <text:p>-11,575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904348" calcext:value-type="float">
            <text:p>0,904348</text:p>
          </table:table-cell>
          <table:table-cell office:value-type="float" office:value="1.808696" calcext:value-type="float">
            <text:p>1,808696</text:p>
          </table:table-cell>
        </table:table-row>
        <table:table-row table:style-name="ro1">
          <table:table-cell office:value-type="float" office:value="-11.5" calcext:value-type="float">
            <text:p>-11,5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904348" calcext:value-type="float">
            <text:p>0,904348</text:p>
          </table:table-cell>
          <table:table-cell office:value-type="float" office:value="1.808696" calcext:value-type="float">
            <text:p>1,808696</text:p>
          </table:table-cell>
        </table:table-row>
        <table:table-row table:style-name="ro1">
          <table:table-cell office:value-type="float" office:value="-11.260714" calcext:value-type="float">
            <text:p>-11,260714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904348" calcext:value-type="float">
            <text:p>0,904348</text:p>
          </table:table-cell>
          <table:table-cell office:value-type="float" office:value="1.808696" calcext:value-type="float">
            <text:p>1,808696</text:p>
          </table:table-cell>
        </table:table-row>
        <table:table-row table:style-name="ro1">
          <table:table-cell office:value-type="float" office:value="-11.117857" calcext:value-type="float">
            <text:p>-11,117857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973913" calcext:value-type="float">
            <text:p>0,973913</text:p>
          </table:table-cell>
          <table:table-cell office:value-type="float" office:value="1.808696" calcext:value-type="float">
            <text:p>1,808696</text:p>
          </table:table-cell>
        </table:table-row>
        <table:table-row table:style-name="ro1">
          <table:table-cell office:value-type="float" office:value="-11.089286" calcext:value-type="float">
            <text:p>-11,089286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904348" calcext:value-type="float">
            <text:p>0,904348</text:p>
          </table:table-cell>
          <table:table-cell office:value-type="float" office:value="1.808696" calcext:value-type="float">
            <text:p>1,808696</text:p>
          </table:table-cell>
        </table:table-row>
        <table:table-row table:style-name="ro1">
          <table:table-cell office:value-type="float" office:value="-10.9" calcext:value-type="float">
            <text:p>-10,9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973913" calcext:value-type="float">
            <text:p>0,973913</text:p>
          </table:table-cell>
          <table:table-cell office:value-type="float" office:value="1.808696" calcext:value-type="float">
            <text:p>1,808696</text:p>
          </table:table-cell>
        </table:table-row>
        <table:table-row table:style-name="ro1">
          <table:table-cell office:value-type="float" office:value="-10.789286" calcext:value-type="float">
            <text:p>-10,789286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973913" calcext:value-type="float">
            <text:p>0,973913</text:p>
          </table:table-cell>
          <table:table-cell office:value-type="float" office:value="1.73913" calcext:value-type="float">
            <text:p>1,73913</text:p>
          </table:table-cell>
        </table:table-row>
        <table:table-row table:style-name="ro1">
          <table:table-cell office:value-type="float" office:value="-10.7" calcext:value-type="float">
            <text:p>-10,7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973913" calcext:value-type="float">
            <text:p>0,973913</text:p>
          </table:table-cell>
          <table:table-cell office:value-type="float" office:value="1.808696" calcext:value-type="float">
            <text:p>1,808696</text:p>
          </table:table-cell>
        </table:table-row>
        <table:table-row table:style-name="ro1">
          <table:table-cell office:value-type="float" office:value="-10.646429" calcext:value-type="float">
            <text:p>-10,646429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973913" calcext:value-type="float">
            <text:p>0,973913</text:p>
          </table:table-cell>
          <table:table-cell office:value-type="float" office:value="1.73913" calcext:value-type="float">
            <text:p>1,73913</text:p>
          </table:table-cell>
        </table:table-row>
        <table:table-row table:style-name="ro1">
          <table:table-cell office:value-type="float" office:value="-10.521429" calcext:value-type="float">
            <text:p>-10,521429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0.973913" calcext:value-type="float">
            <text:p>0,973913</text:p>
          </table:table-cell>
          <table:table-cell office:value-type="float" office:value="1.73913" calcext:value-type="float">
            <text:p>1,73913</text:p>
          </table:table-cell>
        </table:table-row>
        <table:table-row table:style-name="ro1">
          <table:table-cell office:value-type="float" office:value="-10.382143" calcext:value-type="float">
            <text:p>-10,382143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0.973913" calcext:value-type="float">
            <text:p>0,973913</text:p>
          </table:table-cell>
          <table:table-cell office:value-type="float" office:value="1.73913" calcext:value-type="float">
            <text:p>1,73913</text:p>
          </table:table-cell>
        </table:table-row>
        <table:table-row table:style-name="ro1">
          <table:table-cell office:value-type="float" office:value="-10.210714" calcext:value-type="float">
            <text:p>-10,210714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0.973913" calcext:value-type="float">
            <text:p>0,973913</text:p>
          </table:table-cell>
          <table:table-cell office:value-type="float" office:value="1.73913" calcext:value-type="float">
            <text:p>1,73913</text:p>
          </table:table-cell>
        </table:table-row>
        <table:table-row table:style-name="ro1">
          <table:table-cell office:value-type="float" office:value="-10.132143" calcext:value-type="float">
            <text:p>-10,132143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0.973913" calcext:value-type="float">
            <text:p>0,973913</text:p>
          </table:table-cell>
          <table:table-cell office:value-type="float" office:value="1.73913" calcext:value-type="float">
            <text:p>1,73913</text:p>
          </table:table-cell>
        </table:table-row>
        <table:table-row table:style-name="ro1">
          <table:table-cell office:value-type="float" office:value="-9.867857" calcext:value-type="float">
            <text:p>-9,867857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0.973913" calcext:value-type="float">
            <text:p>0,973913</text:p>
          </table:table-cell>
          <table:table-cell office:value-type="float" office:value="1.73913" calcext:value-type="float">
            <text:p>1,73913</text:p>
          </table:table-cell>
        </table:table-row>
        <table:table-row table:style-name="ro1">
          <table:table-cell office:value-type="float" office:value="-9.771429" calcext:value-type="float">
            <text:p>-9,771429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043478" calcext:value-type="float">
            <text:p>1,043478</text:p>
          </table:table-cell>
          <table:table-cell office:value-type="float" office:value="1.73913" calcext:value-type="float">
            <text:p>1,73913</text:p>
          </table:table-cell>
        </table:table-row>
        <table:table-row table:style-name="ro1">
          <table:table-cell office:value-type="float" office:value="-9.707143" calcext:value-type="float">
            <text:p>-9,707143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0.973913" calcext:value-type="float">
            <text:p>0,973913</text:p>
          </table:table-cell>
          <table:table-cell office:value-type="float" office:value="1.73913" calcext:value-type="float">
            <text:p>1,73913</text:p>
          </table:table-cell>
        </table:table-row>
        <table:table-row table:style-name="ro1">
          <table:table-cell office:value-type="float" office:value="-9.560714" calcext:value-type="float">
            <text:p>-9,560714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043478" calcext:value-type="float">
            <text:p>1,043478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9.421429" calcext:value-type="float">
            <text:p>-9,421429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043478" calcext:value-type="float">
            <text:p>1,043478</text:p>
          </table:table-cell>
          <table:table-cell office:value-type="float" office:value="1.73913" calcext:value-type="float">
            <text:p>1,73913</text:p>
          </table:table-cell>
        </table:table-row>
        <table:table-row table:style-name="ro1">
          <table:table-cell office:value-type="float" office:value="-9.303571" calcext:value-type="float">
            <text:p>-9,303571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043478" calcext:value-type="float">
            <text:p>1,043478</text:p>
          </table:table-cell>
          <table:table-cell office:value-type="float" office:value="1.73913" calcext:value-type="float">
            <text:p>1,73913</text:p>
          </table:table-cell>
        </table:table-row>
        <table:table-row table:style-name="ro1">
          <table:table-cell office:value-type="float" office:value="-9.3" calcext:value-type="float">
            <text:p>-9,3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043478" calcext:value-type="float">
            <text:p>1,043478</text:p>
          </table:table-cell>
          <table:table-cell office:value-type="float" office:value="1.73913" calcext:value-type="float">
            <text:p>1,73913</text:p>
          </table:table-cell>
        </table:table-row>
        <table:table-row table:style-name="ro1">
          <table:table-cell office:value-type="float" office:value="-9.185714" calcext:value-type="float">
            <text:p>-9,185714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043478" calcext:value-type="float">
            <text:p>1,043478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9.028571" calcext:value-type="float">
            <text:p>-9,028571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043478" calcext:value-type="float">
            <text:p>1,043478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8.903571" calcext:value-type="float">
            <text:p>-8,903571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1.043478" calcext:value-type="float">
            <text:p>1,043478</text:p>
          </table:table-cell>
          <table:table-cell office:value-type="float" office:value="1.73913" calcext:value-type="float">
            <text:p>1,73913</text:p>
          </table:table-cell>
        </table:table-row>
        <table:table-row table:style-name="ro1">
          <table:table-cell office:value-type="float" office:value="-8.803571" calcext:value-type="float">
            <text:p>-8,803571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043478" calcext:value-type="float">
            <text:p>1,043478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8.628571" calcext:value-type="float">
            <text:p>-8,628571</text:p>
          </table:table-cell>
          <table:table-cell office:value-type="float" office:value="-0.626087" calcext:value-type="float">
            <text:p>-0,626087</text:p>
          </table:table-cell>
          <table:table-cell office:value-type="float" office:value="1.113043" calcext:value-type="float">
            <text:p>1,113043</text:p>
          </table:table-cell>
          <table:table-cell office:value-type="float" office:value="1.73913" calcext:value-type="float">
            <text:p>1,73913</text:p>
          </table:table-cell>
        </table:table-row>
        <table:table-row table:style-name="ro1">
          <table:table-cell office:value-type="float" office:value="-8.407143" calcext:value-type="float">
            <text:p>-8,407143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113043" calcext:value-type="float">
            <text:p>1,113043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8.385714" calcext:value-type="float">
            <text:p>-8,385714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113043" calcext:value-type="float">
            <text:p>1,113043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8.367857" calcext:value-type="float">
            <text:p>-8,367857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113043" calcext:value-type="float">
            <text:p>1,113043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8.303571" calcext:value-type="float">
            <text:p>-8,303571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113043" calcext:value-type="float">
            <text:p>1,113043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8.096429" calcext:value-type="float">
            <text:p>-8,096429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113043" calcext:value-type="float">
            <text:p>1,113043</text:p>
          </table:table-cell>
          <table:table-cell office:value-type="float" office:value="1.73913" calcext:value-type="float">
            <text:p>1,73913</text:p>
          </table:table-cell>
        </table:table-row>
        <table:table-row table:style-name="ro1">
          <table:table-cell office:value-type="float" office:value="-7.960714" calcext:value-type="float">
            <text:p>-7,960714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113043" calcext:value-type="float">
            <text:p>1,113043</text:p>
          </table:table-cell>
          <table:table-cell office:value-type="float" office:value="1.73913" calcext:value-type="float">
            <text:p>1,73913</text:p>
          </table:table-cell>
        </table:table-row>
        <table:table-row table:style-name="ro1">
          <table:table-cell office:value-type="float" office:value="-7.842857" calcext:value-type="float">
            <text:p>-7,842857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113043" calcext:value-type="float">
            <text:p>1,113043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7.739286" calcext:value-type="float">
            <text:p>-7,739286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113043" calcext:value-type="float">
            <text:p>1,113043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7.564286" calcext:value-type="float">
            <text:p>-7,564286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113043" calcext:value-type="float">
            <text:p>1,113043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7.507143" calcext:value-type="float">
            <text:p>-7,507143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113043" calcext:value-type="float">
            <text:p>1,113043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7.467857" calcext:value-type="float">
            <text:p>-7,467857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113043" calcext:value-type="float">
            <text:p>1,113043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7.407143" calcext:value-type="float">
            <text:p>-7,407143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113043" calcext:value-type="float">
            <text:p>1,113043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7.257143" calcext:value-type="float">
            <text:p>-7,257143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113043" calcext:value-type="float">
            <text:p>1,113043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7.203571" calcext:value-type="float">
            <text:p>-7,203571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182609" calcext:value-type="float">
            <text:p>1,182609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7.085714" calcext:value-type="float">
            <text:p>-7,085714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182609" calcext:value-type="float">
            <text:p>1,182609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7.017857" calcext:value-type="float">
            <text:p>-7,017857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182609" calcext:value-type="float">
            <text:p>1,182609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6.928571" calcext:value-type="float">
            <text:p>-6,928571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182609" calcext:value-type="float">
            <text:p>1,182609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6.857143" calcext:value-type="float">
            <text:p>-6,857143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182609" calcext:value-type="float">
            <text:p>1,182609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6.75" calcext:value-type="float">
            <text:p>-6,75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113043" calcext:value-type="float">
            <text:p>1,113043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6.578571" calcext:value-type="float">
            <text:p>-6,578571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182609" calcext:value-type="float">
            <text:p>1,182609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6.55" calcext:value-type="float">
            <text:p>-6,55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182609" calcext:value-type="float">
            <text:p>1,182609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6.539286" calcext:value-type="float">
            <text:p>-6,539286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182609" calcext:value-type="float">
            <text:p>1,182609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6.442857" calcext:value-type="float">
            <text:p>-6,442857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182609" calcext:value-type="float">
            <text:p>1,182609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6.317857" calcext:value-type="float">
            <text:p>-6,317857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182609" calcext:value-type="float">
            <text:p>1,182609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6.175" calcext:value-type="float">
            <text:p>-6,175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182609" calcext:value-type="float">
            <text:p>1,182609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6.132143" calcext:value-type="float">
            <text:p>-6,132143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252174" calcext:value-type="float">
            <text:p>1,252174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6.046429" calcext:value-type="float">
            <text:p>-6,046429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252174" calcext:value-type="float">
            <text:p>1,25217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5.975" calcext:value-type="float">
            <text:p>-5,975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252174" calcext:value-type="float">
            <text:p>1,252174</text:p>
          </table:table-cell>
          <table:table-cell office:value-type="float" office:value="1.669565" calcext:value-type="float">
            <text:p>1,669565</text:p>
          </table:table-cell>
        </table:table-row>
        <table:table-row table:style-name="ro1">
          <table:table-cell office:value-type="float" office:value="-5.875" calcext:value-type="float">
            <text:p>-5,875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252174" calcext:value-type="float">
            <text:p>1,25217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5.721429" calcext:value-type="float">
            <text:p>-5,721429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252174" calcext:value-type="float">
            <text:p>1,25217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5.642857" calcext:value-type="float">
            <text:p>-5,642857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182609" calcext:value-type="float">
            <text:p>1,182609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5.617857" calcext:value-type="float">
            <text:p>-5,617857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252174" calcext:value-type="float">
            <text:p>1,25217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5.496429" calcext:value-type="float">
            <text:p>-5,496429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252174" calcext:value-type="float">
            <text:p>1,25217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5.314286" calcext:value-type="float">
            <text:p>-5,314286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252174" calcext:value-type="float">
            <text:p>1,25217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5.239286" calcext:value-type="float">
            <text:p>-5,239286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321739" calcext:value-type="float">
            <text:p>1,321739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5.192857" calcext:value-type="float">
            <text:p>-5,192857</text:p>
          </table:table-cell>
          <table:table-cell office:value-type="float" office:value="-0.556522" calcext:value-type="float">
            <text:p>-0,556522</text:p>
          </table:table-cell>
          <table:table-cell office:value-type="float" office:value="1.252174" calcext:value-type="float">
            <text:p>1,25217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5.153571" calcext:value-type="float">
            <text:p>-5,153571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252174" calcext:value-type="float">
            <text:p>1,25217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5.078571" calcext:value-type="float">
            <text:p>-5,078571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252174" calcext:value-type="float">
            <text:p>1,25217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4.992857" calcext:value-type="float">
            <text:p>-4,992857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252174" calcext:value-type="float">
            <text:p>1,252174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4.928571" calcext:value-type="float">
            <text:p>-4,928571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321739" calcext:value-type="float">
            <text:p>1,321739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4.764286" calcext:value-type="float">
            <text:p>-4,764286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252174" calcext:value-type="float">
            <text:p>1,25217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4.714286" calcext:value-type="float">
            <text:p>-4,714286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252174" calcext:value-type="float">
            <text:p>1,25217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4.717857" calcext:value-type="float">
            <text:p>-4,717857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252174" calcext:value-type="float">
            <text:p>1,252174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4.689286" calcext:value-type="float">
            <text:p>-4,689286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252174" calcext:value-type="float">
            <text:p>1,25217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4.571429" calcext:value-type="float">
            <text:p>-4,571429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252174" calcext:value-type="float">
            <text:p>1,25217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4.382143" calcext:value-type="float">
            <text:p>-4,382143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321739" calcext:value-type="float">
            <text:p>1,321739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4.342857" calcext:value-type="float">
            <text:p>-4,342857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21739" calcext:value-type="float">
            <text:p>1,321739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4.282143" calcext:value-type="float">
            <text:p>-4,282143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321739" calcext:value-type="float">
            <text:p>1,321739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4.246429" calcext:value-type="float">
            <text:p>-4,246429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21739" calcext:value-type="float">
            <text:p>1,321739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4.178571" calcext:value-type="float">
            <text:p>-4,178571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321739" calcext:value-type="float">
            <text:p>1,321739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4.057143" calcext:value-type="float">
            <text:p>-4,057143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21739" calcext:value-type="float">
            <text:p>1,321739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21739" calcext:value-type="float">
            <text:p>1,321739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3.828571" calcext:value-type="float">
            <text:p>-3,828571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21739" calcext:value-type="float">
            <text:p>1,321739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3.803571" calcext:value-type="float">
            <text:p>-3,803571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321739" calcext:value-type="float">
            <text:p>1,321739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3.789286" calcext:value-type="float">
            <text:p>-3,789286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91304" calcext:value-type="float">
            <text:p>1,391304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3.717857" calcext:value-type="float">
            <text:p>-3,717857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21739" calcext:value-type="float">
            <text:p>1,321739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3.607143" calcext:value-type="float">
            <text:p>-3,607143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21739" calcext:value-type="float">
            <text:p>1,321739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3.532143" calcext:value-type="float">
            <text:p>-3,532143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91304" calcext:value-type="float">
            <text:p>1,391304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3.439286" calcext:value-type="float">
            <text:p>-3,439286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21739" calcext:value-type="float">
            <text:p>1,321739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3.35" calcext:value-type="float">
            <text:p>-3,35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21739" calcext:value-type="float">
            <text:p>1,321739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3.3" calcext:value-type="float">
            <text:p>-3,3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91304" calcext:value-type="float">
            <text:p>1,391304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3.182143" calcext:value-type="float">
            <text:p>-3,182143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91304" calcext:value-type="float">
            <text:p>1,391304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3.053571" calcext:value-type="float">
            <text:p>-3,053571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91304" calcext:value-type="float">
            <text:p>1,391304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2.892857" calcext:value-type="float">
            <text:p>-2,892857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91304" calcext:value-type="float">
            <text:p>1,391304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2.6" calcext:value-type="float">
            <text:p>-2,6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91304" calcext:value-type="float">
            <text:p>1,39130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2.5" calcext:value-type="float">
            <text:p>-2,5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391304" calcext:value-type="float">
            <text:p>1,391304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2.514286" calcext:value-type="float">
            <text:p>-2,514286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91304" calcext:value-type="float">
            <text:p>1,39130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2.453571" calcext:value-type="float">
            <text:p>-2,453571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391304" calcext:value-type="float">
            <text:p>1,391304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2.403571" calcext:value-type="float">
            <text:p>-2,403571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391304" calcext:value-type="float">
            <text:p>1,391304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2.4" calcext:value-type="float">
            <text:p>-2,4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91304" calcext:value-type="float">
            <text:p>1,391304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2.321429" calcext:value-type="float">
            <text:p>-2,321429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91304" calcext:value-type="float">
            <text:p>1,391304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2.278571" calcext:value-type="float">
            <text:p>-2,278571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46087" calcext:value-type="float">
            <text:p>1,46087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2.228571" calcext:value-type="float">
            <text:p>-2,228571</text:p>
          </table:table-cell>
          <table:table-cell office:value-type="float" office:value="-0.486957" calcext:value-type="float">
            <text:p>-0,486957</text:p>
          </table:table-cell>
          <table:table-cell office:value-type="float" office:value="1.391304" calcext:value-type="float">
            <text:p>1,391304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2.203571" calcext:value-type="float">
            <text:p>-2,203571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46087" calcext:value-type="float">
            <text:p>1,46087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2.035714" calcext:value-type="float">
            <text:p>-2,035714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46087" calcext:value-type="float">
            <text:p>1,46087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1.992857" calcext:value-type="float">
            <text:p>-1,992857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91304" calcext:value-type="float">
            <text:p>1,391304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1.975" calcext:value-type="float">
            <text:p>-1,975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91304" calcext:value-type="float">
            <text:p>1,391304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1.971429" calcext:value-type="float">
            <text:p>-1,971429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391304" calcext:value-type="float">
            <text:p>1,391304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1.942857" calcext:value-type="float">
            <text:p>-1,942857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46087" calcext:value-type="float">
            <text:p>1,46087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1.889286" calcext:value-type="float">
            <text:p>-1,889286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46087" calcext:value-type="float">
            <text:p>1,46087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1.7" calcext:value-type="float">
            <text:p>-1,7</text:p>
          </table:table-cell>
          <table:table-cell office:value-type="float" office:value="-0.347826" calcext:value-type="float">
            <text:p>-0,347826</text:p>
          </table:table-cell>
          <table:table-cell table:number-columns-repeated="2"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1.639286" calcext:value-type="float">
            <text:p>-1,639286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46087" calcext:value-type="float">
            <text:p>1,46087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1.578571" calcext:value-type="float">
            <text:p>-1,578571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46087" calcext:value-type="float">
            <text:p>1,46087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1.557143" calcext:value-type="float">
            <text:p>-1,557143</text:p>
          </table:table-cell>
          <table:table-cell office:value-type="float" office:value="-0.417391" calcext:value-type="float">
            <text:p>-0,417391</text:p>
          </table:table-cell>
          <table:table-cell table:number-columns-repeated="2"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1.525" calcext:value-type="float">
            <text:p>-1,525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46087" calcext:value-type="float">
            <text:p>1,46087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1.485714" calcext:value-type="float">
            <text:p>-1,485714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46087" calcext:value-type="float">
            <text:p>1,46087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1.432143" calcext:value-type="float">
            <text:p>-1,432143</text:p>
          </table:table-cell>
          <table:table-cell office:value-type="float" office:value="-0.417391" calcext:value-type="float">
            <text:p>-0,417391</text:p>
          </table:table-cell>
          <table:table-cell table:number-columns-repeated="2"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1.364286" calcext:value-type="float">
            <text:p>-1,364286</text:p>
          </table:table-cell>
          <table:table-cell office:value-type="float" office:value="-0.417391" calcext:value-type="float">
            <text:p>-0,417391</text:p>
          </table:table-cell>
          <table:table-cell table:number-columns-repeated="2"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1.282143" calcext:value-type="float">
            <text:p>-1,282143</text:p>
          </table:table-cell>
          <table:table-cell office:value-type="float" office:value="-0.417391" calcext:value-type="float">
            <text:p>-0,417391</text:p>
          </table:table-cell>
          <table:table-cell table:number-columns-repeated="2"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1.185714" calcext:value-type="float">
            <text:p>-1,185714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46087" calcext:value-type="float">
            <text:p>1,46087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1.071429" calcext:value-type="float">
            <text:p>-1,071429</text:p>
          </table:table-cell>
          <table:table-cell office:value-type="float" office:value="-0.417391" calcext:value-type="float">
            <text:p>-0,417391</text:p>
          </table:table-cell>
          <table:table-cell table:number-columns-repeated="2"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1.060714" calcext:value-type="float">
            <text:p>-1,060714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46087" calcext:value-type="float">
            <text:p>1,46087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1.060714" calcext:value-type="float">
            <text:p>-1,060714</text:p>
          </table:table-cell>
          <table:table-cell office:value-type="float" office:value="-0.417391" calcext:value-type="float">
            <text:p>-0,417391</text:p>
          </table:table-cell>
          <table:table-cell table:number-columns-repeated="2"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1.053571" calcext:value-type="float">
            <text:p>-1,053571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46087" calcext:value-type="float">
            <text:p>1,46087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0.957143" calcext:value-type="float">
            <text:p>-0,957143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46087" calcext:value-type="float">
            <text:p>1,46087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0.860714" calcext:value-type="float">
            <text:p>-0,860714</text:p>
          </table:table-cell>
          <table:table-cell office:value-type="float" office:value="-0.417391" calcext:value-type="float">
            <text:p>-0,417391</text:p>
          </table:table-cell>
          <table:table-cell table:number-columns-repeated="2"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0.728571" calcext:value-type="float">
            <text:p>-0,728571</text:p>
          </table:table-cell>
          <table:table-cell office:value-type="float" office:value="-0.347826" calcext:value-type="float">
            <text:p>-0,347826</text:p>
          </table:table-cell>
          <table:table-cell table:number-columns-repeated="2"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0.703571" calcext:value-type="float">
            <text:p>-0,703571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46087" calcext:value-type="float">
            <text:p>1,46087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0.653571" calcext:value-type="float">
            <text:p>-0,653571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530435" calcext:value-type="float">
            <text:p>1,53043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0.628571" calcext:value-type="float">
            <text:p>-0,628571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530435" calcext:value-type="float">
            <text:p>1,53043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0.603571" calcext:value-type="float">
            <text:p>-0,603571</text:p>
          </table:table-cell>
          <table:table-cell office:value-type="float" office:value="-0.417391" calcext:value-type="float">
            <text:p>-0,417391</text:p>
          </table:table-cell>
          <table:table-cell table:number-columns-repeated="2"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0.567857" calcext:value-type="float">
            <text:p>-0,567857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530435" calcext:value-type="float">
            <text:p>1,53043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0.489286" calcext:value-type="float">
            <text:p>-0,489286</text:p>
          </table:table-cell>
          <table:table-cell office:value-type="float" office:value="-0.347826" calcext:value-type="float">
            <text:p>-0,347826</text:p>
          </table:table-cell>
          <table:table-cell table:number-columns-repeated="2"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0.425" calcext:value-type="float">
            <text:p>-0,425</text:p>
          </table:table-cell>
          <table:table-cell office:value-type="float" office:value="-0.347826" calcext:value-type="float">
            <text:p>-0,347826</text:p>
          </table:table-cell>
          <table:table-cell table:number-columns-repeated="2"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-0.339286" calcext:value-type="float">
            <text:p>-0,339286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530435" calcext:value-type="float">
            <text:p>1,53043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0.285714" calcext:value-type="float">
            <text:p>-0,285714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530435" calcext:value-type="float">
            <text:p>1,53043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0.146429" calcext:value-type="float">
            <text:p>-0,146429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530435" calcext:value-type="float">
            <text:p>1,53043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0.146429" calcext:value-type="float">
            <text:p>-0,146429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530435" calcext:value-type="float">
            <text:p>1,53043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0.146429" calcext:value-type="float">
            <text:p>-0,146429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530435" calcext:value-type="float">
            <text:p>1,53043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0.135714" calcext:value-type="float">
            <text:p>-0,135714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530435" calcext:value-type="float">
            <text:p>1,53043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0.103571" calcext:value-type="float">
            <text:p>-0,103571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530435" calcext:value-type="float">
            <text:p>1,53043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-0.003571" calcext:value-type="float">
            <text:p>-0,003571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530435" calcext:value-type="float">
            <text:p>1,53043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0.121429" calcext:value-type="float">
            <text:p>0,121429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0.167857" calcext:value-type="float">
            <text:p>0,167857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530435" calcext:value-type="float">
            <text:p>1,53043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0.232143" calcext:value-type="float">
            <text:p>0,232143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530435" calcext:value-type="float">
            <text:p>1,53043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0.253571" calcext:value-type="float">
            <text:p>0,253571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530435" calcext:value-type="float">
            <text:p>1,53043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0.278571" calcext:value-type="float">
            <text:p>0,278571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0.303571" calcext:value-type="float">
            <text:p>0,303571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0.335714" calcext:value-type="float">
            <text:p>0,335714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0.417857" calcext:value-type="float">
            <text:p>0,417857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0.467857" calcext:value-type="float">
            <text:p>0,467857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530435" calcext:value-type="float">
            <text:p>1,53043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0.542857" calcext:value-type="float">
            <text:p>0,542857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530435" calcext:value-type="float">
            <text:p>1,53043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0.610714" calcext:value-type="float">
            <text:p>0,610714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0.739286" calcext:value-type="float">
            <text:p>0,739286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0.757143" calcext:value-type="float">
            <text:p>0,757143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530435" calcext:value-type="float">
            <text:p>1,53043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0.764286" calcext:value-type="float">
            <text:p>0,764286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530435" calcext:value-type="float">
            <text:p>1,530435</text:p>
          </table:table-cell>
        </table:table-row>
        <table:table-row table:style-name="ro1">
          <table:table-cell office:value-type="float" office:value="0.771429" calcext:value-type="float">
            <text:p>0,771429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0.789286" calcext:value-type="float">
            <text:p>0,789286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0.814286" calcext:value-type="float">
            <text:p>0,814286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0.903571" calcext:value-type="float">
            <text:p>0,903571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1.021429" calcext:value-type="float">
            <text:p>1,021429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1.092857" calcext:value-type="float">
            <text:p>1,092857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1.128571" calcext:value-type="float">
            <text:p>1,128571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1.171429" calcext:value-type="float">
            <text:p>1,171429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1.189286" calcext:value-type="float">
            <text:p>1,189286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1.210714" calcext:value-type="float">
            <text:p>1,210714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1.253571" calcext:value-type="float">
            <text:p>1,253571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1.271429" calcext:value-type="float">
            <text:p>1,271429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1.367857" calcext:value-type="float">
            <text:p>1,367857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1.392857" calcext:value-type="float">
            <text:p>1,392857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1.446429" calcext:value-type="float">
            <text:p>1,446429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1.535714" calcext:value-type="float">
            <text:p>1,535714</text:p>
          </table:table-cell>
          <table:table-cell office:value-type="float" office:value="-0.417391" calcext:value-type="float">
            <text:p>-0,417391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1.589286" calcext:value-type="float">
            <text:p>1,589286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1.660714" calcext:value-type="float">
            <text:p>1,660714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" calcext:value-type="float">
            <text:p>1,6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1.725" calcext:value-type="float">
            <text:p>1,725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1.760714" calcext:value-type="float">
            <text:p>1,760714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1.821429" calcext:value-type="float">
            <text:p>1,821429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1.907143" calcext:value-type="float">
            <text:p>1,907143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1.932143" calcext:value-type="float">
            <text:p>1,932143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007143" calcext:value-type="float">
            <text:p>2,007143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2.025" calcext:value-type="float">
            <text:p>2,025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053571" calcext:value-type="float">
            <text:p>2,053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2.103571" calcext:value-type="float">
            <text:p>2,103571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117857" calcext:value-type="float">
            <text:p>2,117857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125" calcext:value-type="float">
            <text:p>2,125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2.139286" calcext:value-type="float">
            <text:p>2,139286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167857" calcext:value-type="float">
            <text:p>2,167857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178571" calcext:value-type="float">
            <text:p>2,178571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2.228571" calcext:value-type="float">
            <text:p>2,228571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2.282143" calcext:value-type="float">
            <text:p>2,282143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360714" calcext:value-type="float">
            <text:p>2,360714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407143" calcext:value-type="float">
            <text:p>2,407143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467857" calcext:value-type="float">
            <text:p>2,467857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503571" calcext:value-type="float">
            <text:p>2,503571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539286" calcext:value-type="float">
            <text:p>2,539286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2.585714" calcext:value-type="float">
            <text:p>2,585714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596429" calcext:value-type="float">
            <text:p>2,596429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596429" calcext:value-type="float">
            <text:p>2,596429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2.603571" calcext:value-type="float">
            <text:p>2,603571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742857" calcext:value-type="float">
            <text:p>2,742857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785714" calcext:value-type="float">
            <text:p>2,785714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882143" calcext:value-type="float">
            <text:p>2,882143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2.928571" calcext:value-type="float">
            <text:p>2,928571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2.992857" calcext:value-type="float">
            <text:p>2,992857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3.014286" calcext:value-type="float">
            <text:p>3,014286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3.028571" calcext:value-type="float">
            <text:p>3,028571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3.057143" calcext:value-type="float">
            <text:p>3,057143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3.082143" calcext:value-type="float">
            <text:p>3,082143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3.121429" calcext:value-type="float">
            <text:p>3,121429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3.146429" calcext:value-type="float">
            <text:p>3,146429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3.264286" calcext:value-type="float">
            <text:p>3,264286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669565" calcext:value-type="float">
            <text:p>1,669565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3.317857" calcext:value-type="float">
            <text:p>3,317857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46087" calcext:value-type="float">
            <text:p>1,46087</text:p>
          </table:table-cell>
        </table:table-row>
        <table:table-row table:style-name="ro1">
          <table:table-cell office:value-type="float" office:value="3.485714" calcext:value-type="float">
            <text:p>3,485714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3.503571" calcext:value-type="float">
            <text:p>3,503571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3.503571" calcext:value-type="float">
            <text:p>3,503571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3.510714" calcext:value-type="float">
            <text:p>3,510714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3.528571" calcext:value-type="float">
            <text:p>3,528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3.560714" calcext:value-type="float">
            <text:p>3,560714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3.625" calcext:value-type="float">
            <text:p>3,625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3.710714" calcext:value-type="float">
            <text:p>3,710714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3.775" calcext:value-type="float">
            <text:p>3,775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3.864286" calcext:value-type="float">
            <text:p>3,864286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3.932143" calcext:value-type="float">
            <text:p>3,932143</text:p>
          </table:table-cell>
          <table:table-cell office:value-type="float" office:value="-0.347826" calcext:value-type="float">
            <text:p>-0,347826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3.982143" calcext:value-type="float">
            <text:p>3,982143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242857" calcext:value-type="float">
            <text:p>4,242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295652" calcext:value-type="float">
            <text:p>2,295652</text:p>
          </table:table-cell>
          <table:table-cell office:value-type="float" office:value="1.182609" calcext:value-type="float">
            <text:p>1,182609</text:p>
          </table:table-cell>
        </table:table-row>
        <table:table-row table:style-name="ro1">
          <table:table-cell office:value-type="float" office:value="4.417857" calcext:value-type="float">
            <text:p>4,417857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428571" calcext:value-type="float">
            <text:p>4,428571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317857" calcext:value-type="float">
            <text:p>4,317857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4.353571" calcext:value-type="float">
            <text:p>4,353571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421429" calcext:value-type="float">
            <text:p>4,421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421429" calcext:value-type="float">
            <text:p>4,421429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414286" calcext:value-type="float">
            <text:p>4,414286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421429" calcext:value-type="float">
            <text:p>4,421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425" calcext:value-type="float">
            <text:p>4,425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428571" calcext:value-type="float">
            <text:p>4,428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428571" calcext:value-type="float">
            <text:p>4,428571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421429" calcext:value-type="float">
            <text:p>4,421429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439286" calcext:value-type="float">
            <text:p>4,439286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4.471429" calcext:value-type="float">
            <text:p>4,471429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517857" calcext:value-type="float">
            <text:p>4,517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521429" calcext:value-type="float">
            <text:p>4,521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564286" calcext:value-type="float">
            <text:p>4,564286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585714" calcext:value-type="float">
            <text:p>4,585714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4.607143" calcext:value-type="float">
            <text:p>4,607143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696429" calcext:value-type="float">
            <text:p>4,696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739286" calcext:value-type="float">
            <text:p>4,739286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4.735714" calcext:value-type="float">
            <text:p>4,735714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4.778571" calcext:value-type="float">
            <text:p>4,778571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4.792857" calcext:value-type="float">
            <text:p>4,792857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817857" calcext:value-type="float">
            <text:p>4,817857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4.828571" calcext:value-type="float">
            <text:p>4,828571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4.842857" calcext:value-type="float">
            <text:p>4,842857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864286" calcext:value-type="float">
            <text:p>4,864286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871429" calcext:value-type="float">
            <text:p>4,871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875" calcext:value-type="float">
            <text:p>4,875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882143" calcext:value-type="float">
            <text:p>4,882143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892857" calcext:value-type="float">
            <text:p>4,892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4.907143" calcext:value-type="float">
            <text:p>4,907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4.928571" calcext:value-type="float">
            <text:p>4,928571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4.960714" calcext:value-type="float">
            <text:p>4,960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5.007143" calcext:value-type="float">
            <text:p>5,007143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5.032143" calcext:value-type="float">
            <text:p>5,032143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5.075" calcext:value-type="float">
            <text:p>5,075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117857" calcext:value-type="float">
            <text:p>5,117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5.139286" calcext:value-type="float">
            <text:p>5,139286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157143" calcext:value-type="float">
            <text:p>5,157143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182143" calcext:value-type="float">
            <text:p>5,182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5.321429" calcext:value-type="float">
            <text:p>5,321429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5.253571" calcext:value-type="float">
            <text:p>5,253571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303571" calcext:value-type="float">
            <text:p>5,303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282143" calcext:value-type="float">
            <text:p>5,282143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5.317857" calcext:value-type="float">
            <text:p>5,317857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5.325" calcext:value-type="float">
            <text:p>5,325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342857" calcext:value-type="float">
            <text:p>5,342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346429" calcext:value-type="float">
            <text:p>5,346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364286" calcext:value-type="float">
            <text:p>5,364286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5.382143" calcext:value-type="float">
            <text:p>5,382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539286" calcext:value-type="float">
            <text:p>5,539286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5.567857" calcext:value-type="float">
            <text:p>5,567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642857" calcext:value-type="float">
            <text:p>5,642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639286" calcext:value-type="float">
            <text:p>5,639286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682143" calcext:value-type="float">
            <text:p>5,682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08696" calcext:value-type="float">
            <text:p>1,808696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5.692857" calcext:value-type="float">
            <text:p>5,692857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696429" calcext:value-type="float">
            <text:p>5,696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5.739286" calcext:value-type="float">
            <text:p>5,739286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760714" calcext:value-type="float">
            <text:p>5,760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764286" calcext:value-type="float">
            <text:p>5,764286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792857" calcext:value-type="float">
            <text:p>5,792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5.796429" calcext:value-type="float">
            <text:p>5,796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832143" calcext:value-type="float">
            <text:p>5,832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875" calcext:value-type="float">
            <text:p>5,875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921429" calcext:value-type="float">
            <text:p>5,921429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967857" calcext:value-type="float">
            <text:p>5,967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5.978571" calcext:value-type="float">
            <text:p>5,978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010714" calcext:value-type="float">
            <text:p>6,010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042857" calcext:value-type="float">
            <text:p>6,042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6.103571" calcext:value-type="float">
            <text:p>6,103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91304" calcext:value-type="float">
            <text:p>1,391304</text:p>
          </table:table-cell>
        </table:table-row>
        <table:table-row table:style-name="ro1">
          <table:table-cell office:value-type="float" office:value="6.185714" calcext:value-type="float">
            <text:p>6,185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182143" calcext:value-type="float">
            <text:p>6,182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196429" calcext:value-type="float">
            <text:p>6,196429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203571" calcext:value-type="float">
            <text:p>6,203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242857" calcext:value-type="float">
            <text:p>6,242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246429" calcext:value-type="float">
            <text:p>6,246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260714" calcext:value-type="float">
            <text:p>6,260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260714" calcext:value-type="float">
            <text:p>6,260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260714" calcext:value-type="float">
            <text:p>6,260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325" calcext:value-type="float">
            <text:p>6,325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403571" calcext:value-type="float">
            <text:p>6,403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460714" calcext:value-type="float">
            <text:p>6,460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507143" calcext:value-type="float">
            <text:p>6,507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546429" calcext:value-type="float">
            <text:p>6,546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607143" calcext:value-type="float">
            <text:p>6,607143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642857" calcext:value-type="float">
            <text:p>6,642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635714" calcext:value-type="float">
            <text:p>6,635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667857" calcext:value-type="float">
            <text:p>6,667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685714" calcext:value-type="float">
            <text:p>6,685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685714" calcext:value-type="float">
            <text:p>6,685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696429" calcext:value-type="float">
            <text:p>6,696429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714286" calcext:value-type="float">
            <text:p>6,714286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739286" calcext:value-type="float">
            <text:p>6,739286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760714" calcext:value-type="float">
            <text:p>6,760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771429" calcext:value-type="float">
            <text:p>6,771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878261" calcext:value-type="float">
            <text:p>1,87826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853571" calcext:value-type="float">
            <text:p>6,853571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6.885714" calcext:value-type="float">
            <text:p>6,885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935714" calcext:value-type="float">
            <text:p>6,935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953571" calcext:value-type="float">
            <text:p>6,953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6.953571" calcext:value-type="float">
            <text:p>6,953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003571" calcext:value-type="float">
            <text:p>7,003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028571" calcext:value-type="float">
            <text:p>7,028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082143" calcext:value-type="float">
            <text:p>7,082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135714" calcext:value-type="float">
            <text:p>7,135714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157143" calcext:value-type="float">
            <text:p>7,157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160714" calcext:value-type="float">
            <text:p>7,160714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160714" calcext:value-type="float">
            <text:p>7,160714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164286" calcext:value-type="float">
            <text:p>7,164286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175" calcext:value-type="float">
            <text:p>7,175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235714" calcext:value-type="float">
            <text:p>7,235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285714" calcext:value-type="float">
            <text:p>7,285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282143" calcext:value-type="float">
            <text:p>7,282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360714" calcext:value-type="float">
            <text:p>7,360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7.392857" calcext:value-type="float">
            <text:p>7,392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442857" calcext:value-type="float">
            <text:p>7,442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7.492857" calcext:value-type="float">
            <text:p>7,492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496429" calcext:value-type="float">
            <text:p>7,496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535714" calcext:value-type="float">
            <text:p>7,535714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7.575" calcext:value-type="float">
            <text:p>7,575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7.592857" calcext:value-type="float">
            <text:p>7,592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592857" calcext:value-type="float">
            <text:p>7,592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7.617857" calcext:value-type="float">
            <text:p>7,617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621429" calcext:value-type="float">
            <text:p>7,621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628571" calcext:value-type="float">
            <text:p>7,628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653571" calcext:value-type="float">
            <text:p>7,653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678571" calcext:value-type="float">
            <text:p>7,678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7.682143" calcext:value-type="float">
            <text:p>7,682143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760714" calcext:value-type="float">
            <text:p>7,760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7.775" calcext:value-type="float">
            <text:p>7,775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7.810714" calcext:value-type="float">
            <text:p>7,810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7.839286" calcext:value-type="float">
            <text:p>7,839286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1.947826" calcext:value-type="float">
            <text:p>1,947826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7.85" calcext:value-type="float">
            <text:p>7,85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7.867857" calcext:value-type="float">
            <text:p>7,867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7.928571" calcext:value-type="float">
            <text:p>7,928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7.985714" calcext:value-type="float">
            <text:p>7,985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035714" calcext:value-type="float">
            <text:p>8,035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8.021429" calcext:value-type="float">
            <text:p>8,021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8.071429" calcext:value-type="float">
            <text:p>8,071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8.064286" calcext:value-type="float">
            <text:p>8,064286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8.082143" calcext:value-type="float">
            <text:p>8,082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078571" calcext:value-type="float">
            <text:p>8,078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8.085714" calcext:value-type="float">
            <text:p>8,085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089286" calcext:value-type="float">
            <text:p>8,089286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103571" calcext:value-type="float">
            <text:p>8,103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125" calcext:value-type="float">
            <text:p>8,125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8.157143" calcext:value-type="float">
            <text:p>8,157143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8.253571" calcext:value-type="float">
            <text:p>8,253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278571" calcext:value-type="float">
            <text:p>8,278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346429" calcext:value-type="float">
            <text:p>8,346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8.367857" calcext:value-type="float">
            <text:p>8,367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396429" calcext:value-type="float">
            <text:p>8,396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421429" calcext:value-type="float">
            <text:p>8,421429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432143" calcext:value-type="float">
            <text:p>8,432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478571" calcext:value-type="float">
            <text:p>8,478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8.464286" calcext:value-type="float">
            <text:p>8,464286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492857" calcext:value-type="float">
            <text:p>8,492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8.503571" calcext:value-type="float">
            <text:p>8,503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521429" calcext:value-type="float">
            <text:p>8,521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532143" calcext:value-type="float">
            <text:p>8,532143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525" calcext:value-type="float">
            <text:p>8,525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539286" calcext:value-type="float">
            <text:p>8,539286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553571" calcext:value-type="float">
            <text:p>8,553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582143" calcext:value-type="float">
            <text:p>8,582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625" calcext:value-type="float">
            <text:p>8,625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8.632143" calcext:value-type="float">
            <text:p>8,632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657143" calcext:value-type="float">
            <text:p>8,657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703571" calcext:value-type="float">
            <text:p>8,703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714286" calcext:value-type="float">
            <text:p>8,714286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742857" calcext:value-type="float">
            <text:p>8,742857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8.753571" calcext:value-type="float">
            <text:p>8,753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775" calcext:value-type="float">
            <text:p>8,775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882143" calcext:value-type="float">
            <text:p>8,882143</text:p>
          </table:table-cell>
          <table:table-cell office:value-type="float" office:value="-0.069565" calcext:value-type="float">
            <text:p>-0,069565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828571" calcext:value-type="float">
            <text:p>8,828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878571" calcext:value-type="float">
            <text:p>8,878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907143" calcext:value-type="float">
            <text:p>8,907143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946429" calcext:value-type="float">
            <text:p>8,946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8.971429" calcext:value-type="float">
            <text:p>8,971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978571" calcext:value-type="float">
            <text:p>8,978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996429" calcext:value-type="float">
            <text:p>8,99642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8.992857" calcext:value-type="float">
            <text:p>8,992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8.992857" calcext:value-type="float">
            <text:p>8,992857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003571" calcext:value-type="float">
            <text:p>9,003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007143" calcext:value-type="float">
            <text:p>9,007143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9.042857" calcext:value-type="float">
            <text:p>9,042857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089286" calcext:value-type="float">
            <text:p>9,089286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132143" calcext:value-type="float">
            <text:p>9,132143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192857" calcext:value-type="float">
            <text:p>9,192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214286" calcext:value-type="float">
            <text:p>9,214286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264286" calcext:value-type="float">
            <text:p>9,264286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278571" calcext:value-type="float">
            <text:p>9,278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342857" calcext:value-type="float">
            <text:p>9,342857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353571" calcext:value-type="float">
            <text:p>9,353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364286" calcext:value-type="float">
            <text:p>9,364286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367857" calcext:value-type="float">
            <text:p>9,367857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385714" calcext:value-type="float">
            <text:p>9,385714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407143" calcext:value-type="float">
            <text:p>9,407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425" calcext:value-type="float">
            <text:p>9,425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428571" calcext:value-type="float">
            <text:p>9,428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45" calcext:value-type="float">
            <text:p>9,45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457143" calcext:value-type="float">
            <text:p>9,457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464286" calcext:value-type="float">
            <text:p>9,464286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525" calcext:value-type="float">
            <text:p>9,525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532143" calcext:value-type="float">
            <text:p>9,532143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578571" calcext:value-type="float">
            <text:p>9,578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603571" calcext:value-type="float">
            <text:p>9,603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625" calcext:value-type="float">
            <text:p>9,625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621429" calcext:value-type="float">
            <text:p>9,621429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646429" calcext:value-type="float">
            <text:p>9,646429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675" calcext:value-type="float">
            <text:p>9,675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17391" calcext:value-type="float">
            <text:p>2,017391</text:p>
          </table:table-cell>
          <table:table-cell office:value-type="float" office:value="1.321739" calcext:value-type="float">
            <text:p>1,321739</text:p>
          </table:table-cell>
        </table:table-row>
        <table:table-row table:style-name="ro1">
          <table:table-cell office:value-type="float" office:value="9.728571" calcext:value-type="float">
            <text:p>9,728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707143" calcext:value-type="float">
            <text:p>9,707143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778571" calcext:value-type="float">
            <text:p>9,778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807143" calcext:value-type="float">
            <text:p>9,807143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835714" calcext:value-type="float">
            <text:p>9,835714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156522" calcext:value-type="float">
            <text:p>2,156522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860714" calcext:value-type="float">
            <text:p>9,860714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889286" calcext:value-type="float">
            <text:p>9,889286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907143" calcext:value-type="float">
            <text:p>9,907143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907143" calcext:value-type="float">
            <text:p>9,907143</text:p>
          </table:table-cell>
          <table:table-cell office:value-type="float" office:value="-0.069565" calcext:value-type="float">
            <text:p>-0,069565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910714" calcext:value-type="float">
            <text:p>9,910714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917857" calcext:value-type="float">
            <text:p>9,917857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942857" calcext:value-type="float">
            <text:p>9,942857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9.95" calcext:value-type="float">
            <text:p>9,95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10.039286" calcext:value-type="float">
            <text:p>10,039286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10.103571" calcext:value-type="float">
            <text:p>10,103571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10.142857" calcext:value-type="float">
            <text:p>10,142857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10.178571" calcext:value-type="float">
            <text:p>10,178571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10.242857" calcext:value-type="float">
            <text:p>10,242857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156522" calcext:value-type="float">
            <text:p>2,156522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10.285714" calcext:value-type="float">
            <text:p>10,285714</text:p>
          </table:table-cell>
          <table:table-cell office:value-type="float" office:value="-0.208696" calcext:value-type="float">
            <text:p>-0,208696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10.289286" calcext:value-type="float">
            <text:p>10,289286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086957" calcext:value-type="float">
            <text:p>2,086957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10.464286" calcext:value-type="float">
            <text:p>10,464286</text:p>
          </table:table-cell>
          <table:table-cell office:value-type="float" office:value="-0.13913" calcext:value-type="float">
            <text:p>-0,13913</text:p>
          </table:table-cell>
          <table:table-cell office:value-type="float" office:value="2.156522" calcext:value-type="float">
            <text:p>2,156522</text:p>
          </table:table-cell>
          <table:table-cell office:value-type="float" office:value="1.252174" calcext:value-type="float">
            <text:p>1,252174</text:p>
          </table:table-cell>
        </table:table-row>
        <table:table-row table:style-name="ro1">
          <table:table-cell office:value-type="float" office:value="10.821429" calcext:value-type="float">
            <text:p>10,821429</text:p>
          </table:table-cell>
          <table:table-cell office:value-type="float" office:value="-0.278261" calcext:value-type="float">
            <text:p>-0,278261</text:p>
          </table:table-cell>
          <table:table-cell office:value-type="float" office:value="2.156522" calcext:value-type="float">
            <text:p>2,156522</text:p>
          </table:table-cell>
          <table:table-cell office:value-type="float" office:value="1.252174" calcext:value-type="float">
            <text:p>1,252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1T22:03:17.880000000</dc:date>
    <meta:editing-duration>PT43M4S</meta:editing-duration>
    <meta:editing-cycles>3</meta:editing-cycles>
    <meta:generator>LibreOffice/4.4.1.2$Windows_x86 LibreOffice_project/45e2de17089c24a1fa810c8f975a7171ba4cd432</meta:generator>
    <meta:document-statistic meta:table-count="1" meta:cell-count="20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58cm" svg:height="25.341cm" xlink:href=".." xlink:type="simple" chart:class="chart:scatter" chart:style-name="ch1">
        <chart:legend chart:legend-position="end" svg:x="29.511cm" svg:y="11.126cm" style:legend-expansion="high" chart:style-name="ch2"/>
        <chart:plot-area chart:style-name="ch3" table:cell-range-address="ITG3200_curve.A1:ITG3200_curve.D505" chart:data-source-has-labels="row" svg:x="0.671cm" svg:y="0.506cm" svg:width="28.169cm" svg:height="24.329cm">
          <chartooo:coordinate-region svg:x="0.909cm" svg:y="0.705cm" svg:width="27.743cm" svg:height="23.9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TG3200_curve.B2:ITG3200_curve.B505" chart:label-cell-address="ITG3200_curve.B1:ITG3200_curve.B1" chart:class="chart:scatter">
            <chart:domain table:cell-range-address="ITG3200_curve.A2:ITG3200_curve.A505"/>
            <chart:regression-curve chart:style-name="ch7">
              <chart:equation chart:display-equation="true" chart:display-r-square="false" svg:x="3.27cm" svg:y="20.355cm"/>
            </chart:regression-curve>
            <chart:data-point chart:repeated="504"/>
          </chart:series>
          <chart:series chart:style-name="ch8" chart:values-cell-range-address="ITG3200_curve.C2:ITG3200_curve.C505" chart:label-cell-address="ITG3200_curve.C1:ITG3200_curve.C1" chart:class="chart:scatter">
            <chart:regression-curve chart:style-name="ch9">
              <chart:equation chart:display-equation="true" chart:display-r-square="false" svg:x="1.769cm" svg:y="10.443cm"/>
            </chart:regression-curve>
            <chart:data-point chart:repeated="504"/>
          </chart:series>
          <chart:series chart:style-name="ch10" chart:values-cell-range-address="ITG3200_curve.D2:ITG3200_curve.D505" chart:label-cell-address="ITG3200_curve.D1:ITG3200_curve.D1" chart:class="chart:scatter">
            <chart:regression-curve chart:style-name="ch11">
              <chart:equation chart:display-equation="true" chart:display-r-square="false" svg:x="4.717cm" svg:y="2.733cm"/>
            </chart:regression-curve>
            <chart:data-point chart:repeated="50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 avelx</text:p>
                <draw:g>
                  <svg:desc>ITG3200_curve.B1:ITG3200_curve.B1</svg:desc>
                </draw:g>
              </table:table-cell>
              <table:table-cell office:value-type="string">
                <text:p> avely</text:p>
                <draw:g>
                  <svg:desc>ITG3200_curve.C1:ITG3200_curve.C1</svg:desc>
                </draw:g>
              </table:table-cell>
              <table:table-cell office:value-type="string">
                <text:p> avelz</text:p>
                <draw:g>
                  <svg:desc>ITG3200_curve.D1:ITG3200_curv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6.6">
                <text:p>-16.6</text:p>
                <draw:g>
                  <svg:desc>ITG3200_curve.A2:ITG3200_curve.A505</svg:desc>
                </draw:g>
              </table:table-cell>
              <table:table-cell office:value-type="float" office:value="-0.765217">
                <text:p>-0.765217</text:p>
                <draw:g>
                  <svg:desc>ITG3200_curve.B2:ITG3200_curve.B505</svg:desc>
                </draw:g>
              </table:table-cell>
              <table:table-cell office:value-type="float" office:value="0.626087">
                <text:p>0.626087</text:p>
                <draw:g>
                  <svg:desc>ITG3200_curve.C2:ITG3200_curve.C505</svg:desc>
                </draw:g>
              </table:table-cell>
              <table:table-cell office:value-type="float" office:value="2.086957">
                <text:p>2.086957</text:p>
                <draw:g>
                  <svg:desc>ITG3200_curve.D2:ITG3200_curve.D5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6.357143">
                <text:p>-16.357143</text:p>
              </table:table-cell>
              <table:table-cell office:value-type="float" office:value="-0.765217">
                <text:p>-0.765217</text:p>
              </table:table-cell>
              <table:table-cell office:value-type="float" office:value="0.626087">
                <text:p>0.626087</text:p>
              </table:table-cell>
              <table:table-cell office:value-type="float" office:value="2.017391">
                <text:p>2.017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.203571">
                <text:p>-16.203571</text:p>
              </table:table-cell>
              <table:table-cell office:value-type="float" office:value="-0.765217">
                <text:p>-0.765217</text:p>
              </table:table-cell>
              <table:table-cell office:value-type="float" office:value="0.626087">
                <text:p>0.626087</text:p>
              </table:table-cell>
              <table:table-cell office:value-type="float" office:value="2.017391">
                <text:p>2.017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6.064286">
                <text:p>-16.064286</text:p>
              </table:table-cell>
              <table:table-cell office:value-type="float" office:value="-0.695652">
                <text:p>-0.695652</text:p>
              </table:table-cell>
              <table:table-cell office:value-type="float" office:value="0.626087">
                <text:p>0.626087</text:p>
              </table:table-cell>
              <table:table-cell office:value-type="float" office:value="2.017391">
                <text:p>2.017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95">
                <text:p>-15.95</text:p>
              </table:table-cell>
              <table:table-cell office:value-type="float" office:value="-0.765217">
                <text:p>-0.765217</text:p>
              </table:table-cell>
              <table:table-cell office:value-type="float" office:value="0.695652">
                <text:p>0.695652</text:p>
              </table:table-cell>
              <table:table-cell office:value-type="float" office:value="2.017391">
                <text:p>2.017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.728571">
                <text:p>-15.728571</text:p>
              </table:table-cell>
              <table:table-cell office:value-type="float" office:value="-0.695652">
                <text:p>-0.695652</text:p>
              </table:table-cell>
              <table:table-cell office:value-type="float" office:value="0.695652">
                <text:p>0.695652</text:p>
              </table:table-cell>
              <table:table-cell office:value-type="float" office:value="1.947826">
                <text:p>1.947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.685714">
                <text:p>-15.685714</text:p>
              </table:table-cell>
              <table:table-cell office:value-type="float" office:value="-0.695652">
                <text:p>-0.695652</text:p>
              </table:table-cell>
              <table:table-cell office:value-type="float" office:value="0.695652">
                <text:p>0.695652</text:p>
              </table:table-cell>
              <table:table-cell office:value-type="float" office:value="1.947826">
                <text:p>1.947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.371429">
                <text:p>-15.371429</text:p>
              </table:table-cell>
              <table:table-cell office:value-type="float" office:value="-0.695652">
                <text:p>-0.695652</text:p>
              </table:table-cell>
              <table:table-cell office:value-type="float" office:value="0.695652">
                <text:p>0.695652</text:p>
              </table:table-cell>
              <table:table-cell office:value-type="float" office:value="2.017391">
                <text:p>2.0173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5.239286">
                <text:p>-15.239286</text:p>
              </table:table-cell>
              <table:table-cell office:value-type="float" office:value="-0.765217">
                <text:p>-0.765217</text:p>
              </table:table-cell>
              <table:table-cell office:value-type="float" office:value="0.695652">
                <text:p>0.695652</text:p>
              </table:table-cell>
              <table:table-cell office:value-type="float" office:value="2.017391">
                <text:p>2.017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.117857">
                <text:p>-15.117857</text:p>
              </table:table-cell>
              <table:table-cell office:value-type="float" office:value="-0.695652">
                <text:p>-0.695652</text:p>
              </table:table-cell>
              <table:table-cell office:value-type="float" office:value="0.695652">
                <text:p>0.695652</text:p>
              </table:table-cell>
              <table:table-cell office:value-type="float" office:value="2.017391">
                <text:p>2.017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4.892857">
                <text:p>-14.892857</text:p>
              </table:table-cell>
              <table:table-cell office:value-type="float" office:value="-0.626087">
                <text:p>-0.626087</text:p>
              </table:table-cell>
              <table:table-cell office:value-type="float" office:value="0.695652">
                <text:p>0.695652</text:p>
              </table:table-cell>
              <table:table-cell office:value-type="float" office:value="1.947826">
                <text:p>1.947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4.775">
                <text:p>-14.775</text:p>
              </table:table-cell>
              <table:table-cell office:value-type="float" office:value="-0.626087">
                <text:p>-0.626087</text:p>
              </table:table-cell>
              <table:table-cell office:value-type="float" office:value="0.695652">
                <text:p>0.695652</text:p>
              </table:table-cell>
              <table:table-cell office:value-type="float" office:value="1.947826">
                <text:p>1.9478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.764286">
                <text:p>-14.764286</text:p>
              </table:table-cell>
              <table:table-cell office:value-type="float" office:value="-0.695652">
                <text:p>-0.695652</text:p>
              </table:table-cell>
              <table:table-cell office:value-type="float" office:value="0.695652">
                <text:p>0.695652</text:p>
              </table:table-cell>
              <table:table-cell office:value-type="float" office:value="2.017391">
                <text:p>2.017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.403571">
                <text:p>-14.403571</text:p>
              </table:table-cell>
              <table:table-cell office:value-type="float" office:value="-0.695652">
                <text:p>-0.695652</text:p>
              </table:table-cell>
              <table:table-cell office:value-type="float" office:value="0.765217">
                <text:p>0.765217</text:p>
              </table:table-cell>
              <table:table-cell office:value-type="float" office:value="1.947826">
                <text:p>1.947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.242857">
                <text:p>-14.242857</text:p>
              </table:table-cell>
              <table:table-cell office:value-type="float" office:value="-0.695652">
                <text:p>-0.695652</text:p>
              </table:table-cell>
              <table:table-cell office:value-type="float" office:value="0.765217">
                <text:p>0.765217</text:p>
              </table:table-cell>
              <table:table-cell office:value-type="float" office:value="1.947826">
                <text:p>1.9478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.132143">
                <text:p>-14.132143</text:p>
              </table:table-cell>
              <table:table-cell office:value-type="float" office:value="-0.695652">
                <text:p>-0.695652</text:p>
              </table:table-cell>
              <table:table-cell office:value-type="float" office:value="0.765217">
                <text:p>0.765217</text:p>
              </table:table-cell>
              <table:table-cell office:value-type="float" office:value="1.947826">
                <text:p>1.947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3.907143">
                <text:p>-13.907143</text:p>
              </table:table-cell>
              <table:table-cell office:value-type="float" office:value="-0.695652">
                <text:p>-0.695652</text:p>
              </table:table-cell>
              <table:table-cell office:value-type="float" office:value="0.765217">
                <text:p>0.765217</text:p>
              </table:table-cell>
              <table:table-cell office:value-type="float" office:value="1.878261">
                <text:p>1.8782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.860714">
                <text:p>-13.860714</text:p>
              </table:table-cell>
              <table:table-cell office:value-type="float" office:value="-0.626087">
                <text:p>-0.626087</text:p>
              </table:table-cell>
              <table:table-cell office:value-type="float" office:value="0.765217">
                <text:p>0.765217</text:p>
              </table:table-cell>
              <table:table-cell office:value-type="float" office:value="1.947826">
                <text:p>1.9478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3.821429">
                <text:p>-13.821429</text:p>
              </table:table-cell>
              <table:table-cell office:value-type="float" office:value="-0.695652">
                <text:p>-0.695652</text:p>
              </table:table-cell>
              <table:table-cell office:value-type="float" office:value="0.765217">
                <text:p>0.765217</text:p>
              </table:table-cell>
              <table:table-cell office:value-type="float" office:value="1.878261">
                <text:p>1.8782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.507143">
                <text:p>-13.507143</text:p>
              </table:table-cell>
              <table:table-cell office:value-type="float" office:value="-0.695652">
                <text:p>-0.695652</text:p>
              </table:table-cell>
              <table:table-cell office:value-type="float" office:value="0.765217">
                <text:p>0.765217</text:p>
              </table:table-cell>
              <table:table-cell office:value-type="float" office:value="1.878261">
                <text:p>1.8782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3.389286">
                <text:p>-13.389286</text:p>
              </table:table-cell>
              <table:table-cell office:value-type="float" office:value="-0.695652">
                <text:p>-0.695652</text:p>
              </table:table-cell>
              <table:table-cell office:value-type="float" office:value="0.834783">
                <text:p>0.834783</text:p>
              </table:table-cell>
              <table:table-cell office:value-type="float" office:value="1.878261">
                <text:p>1.8782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3.346429">
                <text:p>-13.346429</text:p>
              </table:table-cell>
              <table:table-cell office:value-type="float" office:value="-0.626087">
                <text:p>-0.626087</text:p>
              </table:table-cell>
              <table:table-cell office:value-type="float" office:value="0.834783">
                <text:p>0.834783</text:p>
              </table:table-cell>
              <table:table-cell office:value-type="float" office:value="1.947826">
                <text:p>1.947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3.253571">
                <text:p>-13.253571</text:p>
              </table:table-cell>
              <table:table-cell office:value-type="float" office:value="-0.626087">
                <text:p>-0.626087</text:p>
              </table:table-cell>
              <table:table-cell office:value-type="float" office:value="0.834783">
                <text:p>0.834783</text:p>
              </table:table-cell>
              <table:table-cell office:value-type="float" office:value="1.878261">
                <text:p>1.878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.967857">
                <text:p>-12.967857</text:p>
              </table:table-cell>
              <table:table-cell office:value-type="float" office:value="-0.626087">
                <text:p>-0.626087</text:p>
              </table:table-cell>
              <table:table-cell office:value-type="float" office:value="0.834783">
                <text:p>0.834783</text:p>
              </table:table-cell>
              <table:table-cell office:value-type="float" office:value="1.878261">
                <text:p>1.8782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.946429">
                <text:p>-12.946429</text:p>
              </table:table-cell>
              <table:table-cell office:value-type="float" office:value="-0.695652">
                <text:p>-0.695652</text:p>
              </table:table-cell>
              <table:table-cell office:value-type="float" office:value="0.834783">
                <text:p>0.834783</text:p>
              </table:table-cell>
              <table:table-cell office:value-type="float" office:value="1.878261">
                <text:p>1.8782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.882143">
                <text:p>-12.882143</text:p>
              </table:table-cell>
              <table:table-cell office:value-type="float" office:value="-0.626087">
                <text:p>-0.626087</text:p>
              </table:table-cell>
              <table:table-cell office:value-type="float" office:value="0.834783">
                <text:p>0.834783</text:p>
              </table:table-cell>
              <table:table-cell office:value-type="float" office:value="1.878261">
                <text:p>1.878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.639286">
                <text:p>-12.639286</text:p>
              </table:table-cell>
              <table:table-cell office:value-type="float" office:value="-0.626087">
                <text:p>-0.626087</text:p>
              </table:table-cell>
              <table:table-cell office:value-type="float" office:value="0.834783">
                <text:p>0.834783</text:p>
              </table:table-cell>
              <table:table-cell office:value-type="float" office:value="1.878261">
                <text:p>1.8782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2.492857">
                <text:p>-12.492857</text:p>
              </table:table-cell>
              <table:table-cell office:value-type="float" office:value="-0.626087">
                <text:p>-0.626087</text:p>
              </table:table-cell>
              <table:table-cell office:value-type="float" office:value="0.834783">
                <text:p>0.834783</text:p>
              </table:table-cell>
              <table:table-cell office:value-type="float" office:value="1.808696">
                <text:p>1.808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.332143">
                <text:p>-12.332143</text:p>
              </table:table-cell>
              <table:table-cell office:value-type="float" office:value="-0.626087">
                <text:p>-0.626087</text:p>
              </table:table-cell>
              <table:table-cell office:value-type="float" office:value="0.834783">
                <text:p>0.834783</text:p>
              </table:table-cell>
              <table:table-cell office:value-type="float" office:value="1.808696">
                <text:p>1.808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.085714">
                <text:p>-12.085714</text:p>
              </table:table-cell>
              <table:table-cell office:value-type="float" office:value="-0.626087">
                <text:p>-0.626087</text:p>
              </table:table-cell>
              <table:table-cell office:value-type="float" office:value="0.904348">
                <text:p>0.904348</text:p>
              </table:table-cell>
              <table:table-cell office:value-type="float" office:value="1.878261">
                <text:p>1.8782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.032143">
                <text:p>-12.032143</text:p>
              </table:table-cell>
              <table:table-cell office:value-type="float" office:value="-0.626087">
                <text:p>-0.626087</text:p>
              </table:table-cell>
              <table:table-cell office:value-type="float" office:value="0.904348">
                <text:p>0.904348</text:p>
              </table:table-cell>
              <table:table-cell office:value-type="float" office:value="1.808696">
                <text:p>1.808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1.917857">
                <text:p>-11.917857</text:p>
              </table:table-cell>
              <table:table-cell office:value-type="float" office:value="-0.626087">
                <text:p>-0.626087</text:p>
              </table:table-cell>
              <table:table-cell office:value-type="float" office:value="0.834783">
                <text:p>0.834783</text:p>
              </table:table-cell>
              <table:table-cell office:value-type="float" office:value="1.878261">
                <text:p>1.8782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1.685714">
                <text:p>-11.685714</text:p>
              </table:table-cell>
              <table:table-cell office:value-type="float" office:value="-0.626087">
                <text:p>-0.626087</text:p>
              </table:table-cell>
              <table:table-cell office:value-type="float" office:value="0.904348">
                <text:p>0.904348</text:p>
              </table:table-cell>
              <table:table-cell office:value-type="float" office:value="1.808696">
                <text:p>1.808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1.575">
                <text:p>-11.575</text:p>
              </table:table-cell>
              <table:table-cell office:value-type="float" office:value="-0.626087">
                <text:p>-0.626087</text:p>
              </table:table-cell>
              <table:table-cell office:value-type="float" office:value="0.904348">
                <text:p>0.904348</text:p>
              </table:table-cell>
              <table:table-cell office:value-type="float" office:value="1.808696">
                <text:p>1.8086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1.5">
                <text:p>-11.5</text:p>
              </table:table-cell>
              <table:table-cell office:value-type="float" office:value="-0.626087">
                <text:p>-0.626087</text:p>
              </table:table-cell>
              <table:table-cell office:value-type="float" office:value="0.904348">
                <text:p>0.904348</text:p>
              </table:table-cell>
              <table:table-cell office:value-type="float" office:value="1.808696">
                <text:p>1.808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1.260714">
                <text:p>-11.260714</text:p>
              </table:table-cell>
              <table:table-cell office:value-type="float" office:value="-0.626087">
                <text:p>-0.626087</text:p>
              </table:table-cell>
              <table:table-cell office:value-type="float" office:value="0.904348">
                <text:p>0.904348</text:p>
              </table:table-cell>
              <table:table-cell office:value-type="float" office:value="1.808696">
                <text:p>1.8086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.117857">
                <text:p>-11.117857</text:p>
              </table:table-cell>
              <table:table-cell office:value-type="float" office:value="-0.626087">
                <text:p>-0.626087</text:p>
              </table:table-cell>
              <table:table-cell office:value-type="float" office:value="0.973913">
                <text:p>0.973913</text:p>
              </table:table-cell>
              <table:table-cell office:value-type="float" office:value="1.808696">
                <text:p>1.808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1.089286">
                <text:p>-11.089286</text:p>
              </table:table-cell>
              <table:table-cell office:value-type="float" office:value="-0.626087">
                <text:p>-0.626087</text:p>
              </table:table-cell>
              <table:table-cell office:value-type="float" office:value="0.904348">
                <text:p>0.904348</text:p>
              </table:table-cell>
              <table:table-cell office:value-type="float" office:value="1.808696">
                <text:p>1.808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0.9">
                <text:p>-10.9</text:p>
              </table:table-cell>
              <table:table-cell office:value-type="float" office:value="-0.626087">
                <text:p>-0.626087</text:p>
              </table:table-cell>
              <table:table-cell office:value-type="float" office:value="0.973913">
                <text:p>0.973913</text:p>
              </table:table-cell>
              <table:table-cell office:value-type="float" office:value="1.808696">
                <text:p>1.8086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0.789286">
                <text:p>-10.789286</text:p>
              </table:table-cell>
              <table:table-cell office:value-type="float" office:value="-0.626087">
                <text:p>-0.626087</text:p>
              </table:table-cell>
              <table:table-cell office:value-type="float" office:value="0.973913">
                <text:p>0.973913</text:p>
              </table:table-cell>
              <table:table-cell office:value-type="float" office:value="1.73913">
                <text:p>1.739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.7">
                <text:p>-10.7</text:p>
              </table:table-cell>
              <table:table-cell office:value-type="float" office:value="-0.626087">
                <text:p>-0.626087</text:p>
              </table:table-cell>
              <table:table-cell office:value-type="float" office:value="0.973913">
                <text:p>0.973913</text:p>
              </table:table-cell>
              <table:table-cell office:value-type="float" office:value="1.808696">
                <text:p>1.8086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.646429">
                <text:p>-10.646429</text:p>
              </table:table-cell>
              <table:table-cell office:value-type="float" office:value="-0.626087">
                <text:p>-0.626087</text:p>
              </table:table-cell>
              <table:table-cell office:value-type="float" office:value="0.973913">
                <text:p>0.973913</text:p>
              </table:table-cell>
              <table:table-cell office:value-type="float" office:value="1.73913">
                <text:p>1.739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.521429">
                <text:p>-10.521429</text:p>
              </table:table-cell>
              <table:table-cell office:value-type="float" office:value="-0.556522">
                <text:p>-0.556522</text:p>
              </table:table-cell>
              <table:table-cell office:value-type="float" office:value="0.973913">
                <text:p>0.973913</text:p>
              </table:table-cell>
              <table:table-cell office:value-type="float" office:value="1.73913">
                <text:p>1.739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0.382143">
                <text:p>-10.382143</text:p>
              </table:table-cell>
              <table:table-cell office:value-type="float" office:value="-0.556522">
                <text:p>-0.556522</text:p>
              </table:table-cell>
              <table:table-cell office:value-type="float" office:value="0.973913">
                <text:p>0.973913</text:p>
              </table:table-cell>
              <table:table-cell office:value-type="float" office:value="1.73913">
                <text:p>1.739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.210714">
                <text:p>-10.210714</text:p>
              </table:table-cell>
              <table:table-cell office:value-type="float" office:value="-0.626087">
                <text:p>-0.626087</text:p>
              </table:table-cell>
              <table:table-cell office:value-type="float" office:value="0.973913">
                <text:p>0.973913</text:p>
              </table:table-cell>
              <table:table-cell office:value-type="float" office:value="1.73913">
                <text:p>1.739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.132143">
                <text:p>-10.132143</text:p>
              </table:table-cell>
              <table:table-cell office:value-type="float" office:value="-0.556522">
                <text:p>-0.556522</text:p>
              </table:table-cell>
              <table:table-cell office:value-type="float" office:value="0.973913">
                <text:p>0.973913</text:p>
              </table:table-cell>
              <table:table-cell office:value-type="float" office:value="1.73913">
                <text:p>1.739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.867857">
                <text:p>-9.867857</text:p>
              </table:table-cell>
              <table:table-cell office:value-type="float" office:value="-0.556522">
                <text:p>-0.556522</text:p>
              </table:table-cell>
              <table:table-cell office:value-type="float" office:value="0.973913">
                <text:p>0.973913</text:p>
              </table:table-cell>
              <table:table-cell office:value-type="float" office:value="1.73913">
                <text:p>1.739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.771429">
                <text:p>-9.771429</text:p>
              </table:table-cell>
              <table:table-cell office:value-type="float" office:value="-0.556522">
                <text:p>-0.556522</text:p>
              </table:table-cell>
              <table:table-cell office:value-type="float" office:value="1.043478">
                <text:p>1.043478</text:p>
              </table:table-cell>
              <table:table-cell office:value-type="float" office:value="1.73913">
                <text:p>1.739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.707143">
                <text:p>-9.707143</text:p>
              </table:table-cell>
              <table:table-cell office:value-type="float" office:value="-0.556522">
                <text:p>-0.556522</text:p>
              </table:table-cell>
              <table:table-cell office:value-type="float" office:value="0.973913">
                <text:p>0.973913</text:p>
              </table:table-cell>
              <table:table-cell office:value-type="float" office:value="1.73913">
                <text:p>1.73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.560714">
                <text:p>-9.560714</text:p>
              </table:table-cell>
              <table:table-cell office:value-type="float" office:value="-0.556522">
                <text:p>-0.556522</text:p>
              </table:table-cell>
              <table:table-cell office:value-type="float" office:value="1.043478">
                <text:p>1.043478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.421429">
                <text:p>-9.421429</text:p>
              </table:table-cell>
              <table:table-cell office:value-type="float" office:value="-0.556522">
                <text:p>-0.556522</text:p>
              </table:table-cell>
              <table:table-cell office:value-type="float" office:value="1.043478">
                <text:p>1.043478</text:p>
              </table:table-cell>
              <table:table-cell office:value-type="float" office:value="1.73913">
                <text:p>1.73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.303571">
                <text:p>-9.303571</text:p>
              </table:table-cell>
              <table:table-cell office:value-type="float" office:value="-0.556522">
                <text:p>-0.556522</text:p>
              </table:table-cell>
              <table:table-cell office:value-type="float" office:value="1.043478">
                <text:p>1.043478</text:p>
              </table:table-cell>
              <table:table-cell office:value-type="float" office:value="1.73913">
                <text:p>1.73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.3">
                <text:p>-9.3</text:p>
              </table:table-cell>
              <table:table-cell office:value-type="float" office:value="-0.556522">
                <text:p>-0.556522</text:p>
              </table:table-cell>
              <table:table-cell office:value-type="float" office:value="1.043478">
                <text:p>1.043478</text:p>
              </table:table-cell>
              <table:table-cell office:value-type="float" office:value="1.73913">
                <text:p>1.739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.185714">
                <text:p>-9.185714</text:p>
              </table:table-cell>
              <table:table-cell office:value-type="float" office:value="-0.556522">
                <text:p>-0.556522</text:p>
              </table:table-cell>
              <table:table-cell office:value-type="float" office:value="1.043478">
                <text:p>1.043478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.028571">
                <text:p>-9.028571</text:p>
              </table:table-cell>
              <table:table-cell office:value-type="float" office:value="-0.556522">
                <text:p>-0.556522</text:p>
              </table:table-cell>
              <table:table-cell office:value-type="float" office:value="1.043478">
                <text:p>1.043478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.903571">
                <text:p>-8.903571</text:p>
              </table:table-cell>
              <table:table-cell office:value-type="float" office:value="-0.626087">
                <text:p>-0.626087</text:p>
              </table:table-cell>
              <table:table-cell office:value-type="float" office:value="1.043478">
                <text:p>1.043478</text:p>
              </table:table-cell>
              <table:table-cell office:value-type="float" office:value="1.73913">
                <text:p>1.739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.803571">
                <text:p>-8.803571</text:p>
              </table:table-cell>
              <table:table-cell office:value-type="float" office:value="-0.556522">
                <text:p>-0.556522</text:p>
              </table:table-cell>
              <table:table-cell office:value-type="float" office:value="1.043478">
                <text:p>1.043478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.628571">
                <text:p>-8.628571</text:p>
              </table:table-cell>
              <table:table-cell office:value-type="float" office:value="-0.626087">
                <text:p>-0.626087</text:p>
              </table:table-cell>
              <table:table-cell office:value-type="float" office:value="1.113043">
                <text:p>1.113043</text:p>
              </table:table-cell>
              <table:table-cell office:value-type="float" office:value="1.73913">
                <text:p>1.739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.407143">
                <text:p>-8.407143</text:p>
              </table:table-cell>
              <table:table-cell office:value-type="float" office:value="-0.486957">
                <text:p>-0.486957</text:p>
              </table:table-cell>
              <table:table-cell office:value-type="float" office:value="1.113043">
                <text:p>1.113043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.385714">
                <text:p>-8.385714</text:p>
              </table:table-cell>
              <table:table-cell office:value-type="float" office:value="-0.486957">
                <text:p>-0.486957</text:p>
              </table:table-cell>
              <table:table-cell office:value-type="float" office:value="1.113043">
                <text:p>1.113043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.367857">
                <text:p>-8.367857</text:p>
              </table:table-cell>
              <table:table-cell office:value-type="float" office:value="-0.556522">
                <text:p>-0.556522</text:p>
              </table:table-cell>
              <table:table-cell office:value-type="float" office:value="1.113043">
                <text:p>1.113043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8.303571">
                <text:p>-8.303571</text:p>
              </table:table-cell>
              <table:table-cell office:value-type="float" office:value="-0.556522">
                <text:p>-0.556522</text:p>
              </table:table-cell>
              <table:table-cell office:value-type="float" office:value="1.113043">
                <text:p>1.113043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.096429">
                <text:p>-8.096429</text:p>
              </table:table-cell>
              <table:table-cell office:value-type="float" office:value="-0.486957">
                <text:p>-0.486957</text:p>
              </table:table-cell>
              <table:table-cell office:value-type="float" office:value="1.113043">
                <text:p>1.113043</text:p>
              </table:table-cell>
              <table:table-cell office:value-type="float" office:value="1.73913">
                <text:p>1.739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.960714">
                <text:p>-7.960714</text:p>
              </table:table-cell>
              <table:table-cell office:value-type="float" office:value="-0.556522">
                <text:p>-0.556522</text:p>
              </table:table-cell>
              <table:table-cell office:value-type="float" office:value="1.113043">
                <text:p>1.113043</text:p>
              </table:table-cell>
              <table:table-cell office:value-type="float" office:value="1.73913">
                <text:p>1.739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.842857">
                <text:p>-7.842857</text:p>
              </table:table-cell>
              <table:table-cell office:value-type="float" office:value="-0.556522">
                <text:p>-0.556522</text:p>
              </table:table-cell>
              <table:table-cell office:value-type="float" office:value="1.113043">
                <text:p>1.113043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7.739286">
                <text:p>-7.739286</text:p>
              </table:table-cell>
              <table:table-cell office:value-type="float" office:value="-0.556522">
                <text:p>-0.556522</text:p>
              </table:table-cell>
              <table:table-cell office:value-type="float" office:value="1.113043">
                <text:p>1.113043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564286">
                <text:p>-7.564286</text:p>
              </table:table-cell>
              <table:table-cell office:value-type="float" office:value="-0.556522">
                <text:p>-0.556522</text:p>
              </table:table-cell>
              <table:table-cell office:value-type="float" office:value="1.113043">
                <text:p>1.113043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.507143">
                <text:p>-7.507143</text:p>
              </table:table-cell>
              <table:table-cell office:value-type="float" office:value="-0.556522">
                <text:p>-0.556522</text:p>
              </table:table-cell>
              <table:table-cell office:value-type="float" office:value="1.113043">
                <text:p>1.113043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.467857">
                <text:p>-7.467857</text:p>
              </table:table-cell>
              <table:table-cell office:value-type="float" office:value="-0.556522">
                <text:p>-0.556522</text:p>
              </table:table-cell>
              <table:table-cell office:value-type="float" office:value="1.113043">
                <text:p>1.113043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407143">
                <text:p>-7.407143</text:p>
              </table:table-cell>
              <table:table-cell office:value-type="float" office:value="-0.486957">
                <text:p>-0.486957</text:p>
              </table:table-cell>
              <table:table-cell office:value-type="float" office:value="1.113043">
                <text:p>1.113043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.257143">
                <text:p>-7.257143</text:p>
              </table:table-cell>
              <table:table-cell office:value-type="float" office:value="-0.556522">
                <text:p>-0.556522</text:p>
              </table:table-cell>
              <table:table-cell office:value-type="float" office:value="1.113043">
                <text:p>1.113043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.203571">
                <text:p>-7.203571</text:p>
              </table:table-cell>
              <table:table-cell office:value-type="float" office:value="-0.556522">
                <text:p>-0.556522</text:p>
              </table:table-cell>
              <table:table-cell office:value-type="float" office:value="1.182609">
                <text:p>1.182609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.085714">
                <text:p>-7.085714</text:p>
              </table:table-cell>
              <table:table-cell office:value-type="float" office:value="-0.556522">
                <text:p>-0.556522</text:p>
              </table:table-cell>
              <table:table-cell office:value-type="float" office:value="1.182609">
                <text:p>1.182609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017857">
                <text:p>-7.017857</text:p>
              </table:table-cell>
              <table:table-cell office:value-type="float" office:value="-0.556522">
                <text:p>-0.556522</text:p>
              </table:table-cell>
              <table:table-cell office:value-type="float" office:value="1.182609">
                <text:p>1.182609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.928571">
                <text:p>-6.928571</text:p>
              </table:table-cell>
              <table:table-cell office:value-type="float" office:value="-0.556522">
                <text:p>-0.556522</text:p>
              </table:table-cell>
              <table:table-cell office:value-type="float" office:value="1.182609">
                <text:p>1.182609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.857143">
                <text:p>-6.857143</text:p>
              </table:table-cell>
              <table:table-cell office:value-type="float" office:value="-0.486957">
                <text:p>-0.486957</text:p>
              </table:table-cell>
              <table:table-cell office:value-type="float" office:value="1.182609">
                <text:p>1.182609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.75">
                <text:p>-6.75</text:p>
              </table:table-cell>
              <table:table-cell office:value-type="float" office:value="-0.556522">
                <text:p>-0.556522</text:p>
              </table:table-cell>
              <table:table-cell office:value-type="float" office:value="1.113043">
                <text:p>1.113043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.578571">
                <text:p>-6.578571</text:p>
              </table:table-cell>
              <table:table-cell office:value-type="float" office:value="-0.486957">
                <text:p>-0.486957</text:p>
              </table:table-cell>
              <table:table-cell office:value-type="float" office:value="1.182609">
                <text:p>1.182609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.55">
                <text:p>-6.55</text:p>
              </table:table-cell>
              <table:table-cell office:value-type="float" office:value="-0.556522">
                <text:p>-0.556522</text:p>
              </table:table-cell>
              <table:table-cell office:value-type="float" office:value="1.182609">
                <text:p>1.18260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.539286">
                <text:p>-6.539286</text:p>
              </table:table-cell>
              <table:table-cell office:value-type="float" office:value="-0.486957">
                <text:p>-0.486957</text:p>
              </table:table-cell>
              <table:table-cell office:value-type="float" office:value="1.182609">
                <text:p>1.182609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442857">
                <text:p>-6.442857</text:p>
              </table:table-cell>
              <table:table-cell office:value-type="float" office:value="-0.556522">
                <text:p>-0.556522</text:p>
              </table:table-cell>
              <table:table-cell office:value-type="float" office:value="1.182609">
                <text:p>1.182609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317857">
                <text:p>-6.317857</text:p>
              </table:table-cell>
              <table:table-cell office:value-type="float" office:value="-0.486957">
                <text:p>-0.486957</text:p>
              </table:table-cell>
              <table:table-cell office:value-type="float" office:value="1.182609">
                <text:p>1.18260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175">
                <text:p>-6.175</text:p>
              </table:table-cell>
              <table:table-cell office:value-type="float" office:value="-0.486957">
                <text:p>-0.486957</text:p>
              </table:table-cell>
              <table:table-cell office:value-type="float" office:value="1.182609">
                <text:p>1.18260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.132143">
                <text:p>-6.132143</text:p>
              </table:table-cell>
              <table:table-cell office:value-type="float" office:value="-0.556522">
                <text:p>-0.556522</text:p>
              </table:table-cell>
              <table:table-cell office:value-type="float" office:value="1.252174">
                <text:p>1.252174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.046429">
                <text:p>-6.046429</text:p>
              </table:table-cell>
              <table:table-cell office:value-type="float" office:value="-0.556522">
                <text:p>-0.556522</text:p>
              </table:table-cell>
              <table:table-cell office:value-type="float" office:value="1.252174">
                <text:p>1.25217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.975">
                <text:p>-5.975</text:p>
              </table:table-cell>
              <table:table-cell office:value-type="float" office:value="-0.486957">
                <text:p>-0.486957</text:p>
              </table:table-cell>
              <table:table-cell office:value-type="float" office:value="1.252174">
                <text:p>1.252174</text:p>
              </table:table-cell>
              <table:table-cell office:value-type="float" office:value="1.669565">
                <text:p>1.6695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.875">
                <text:p>-5.875</text:p>
              </table:table-cell>
              <table:table-cell office:value-type="float" office:value="-0.486957">
                <text:p>-0.486957</text:p>
              </table:table-cell>
              <table:table-cell office:value-type="float" office:value="1.252174">
                <text:p>1.25217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.721429">
                <text:p>-5.721429</text:p>
              </table:table-cell>
              <table:table-cell office:value-type="float" office:value="-0.486957">
                <text:p>-0.486957</text:p>
              </table:table-cell>
              <table:table-cell office:value-type="float" office:value="1.252174">
                <text:p>1.25217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5.642857">
                <text:p>-5.642857</text:p>
              </table:table-cell>
              <table:table-cell office:value-type="float" office:value="-0.556522">
                <text:p>-0.556522</text:p>
              </table:table-cell>
              <table:table-cell office:value-type="float" office:value="1.182609">
                <text:p>1.18260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5.617857">
                <text:p>-5.617857</text:p>
              </table:table-cell>
              <table:table-cell office:value-type="float" office:value="-0.486957">
                <text:p>-0.486957</text:p>
              </table:table-cell>
              <table:table-cell office:value-type="float" office:value="1.252174">
                <text:p>1.25217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.496429">
                <text:p>-5.496429</text:p>
              </table:table-cell>
              <table:table-cell office:value-type="float" office:value="-0.486957">
                <text:p>-0.486957</text:p>
              </table:table-cell>
              <table:table-cell office:value-type="float" office:value="1.252174">
                <text:p>1.25217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5.314286">
                <text:p>-5.314286</text:p>
              </table:table-cell>
              <table:table-cell office:value-type="float" office:value="-0.486957">
                <text:p>-0.486957</text:p>
              </table:table-cell>
              <table:table-cell office:value-type="float" office:value="1.252174">
                <text:p>1.25217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.239286">
                <text:p>-5.239286</text:p>
              </table:table-cell>
              <table:table-cell office:value-type="float" office:value="-0.486957">
                <text:p>-0.486957</text:p>
              </table:table-cell>
              <table:table-cell office:value-type="float" office:value="1.321739">
                <text:p>1.32173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.192857">
                <text:p>-5.192857</text:p>
              </table:table-cell>
              <table:table-cell office:value-type="float" office:value="-0.556522">
                <text:p>-0.556522</text:p>
              </table:table-cell>
              <table:table-cell office:value-type="float" office:value="1.252174">
                <text:p>1.25217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.153571">
                <text:p>-5.153571</text:p>
              </table:table-cell>
              <table:table-cell office:value-type="float" office:value="-0.486957">
                <text:p>-0.486957</text:p>
              </table:table-cell>
              <table:table-cell office:value-type="float" office:value="1.252174">
                <text:p>1.25217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.078571">
                <text:p>-5.078571</text:p>
              </table:table-cell>
              <table:table-cell office:value-type="float" office:value="-0.486957">
                <text:p>-0.486957</text:p>
              </table:table-cell>
              <table:table-cell office:value-type="float" office:value="1.252174">
                <text:p>1.25217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.992857">
                <text:p>-4.992857</text:p>
              </table:table-cell>
              <table:table-cell office:value-type="float" office:value="-0.486957">
                <text:p>-0.486957</text:p>
              </table:table-cell>
              <table:table-cell office:value-type="float" office:value="1.252174">
                <text:p>1.252174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.928571">
                <text:p>-4.928571</text:p>
              </table:table-cell>
              <table:table-cell office:value-type="float" office:value="-0.486957">
                <text:p>-0.486957</text:p>
              </table:table-cell>
              <table:table-cell office:value-type="float" office:value="1.321739">
                <text:p>1.32173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.764286">
                <text:p>-4.764286</text:p>
              </table:table-cell>
              <table:table-cell office:value-type="float" office:value="-0.486957">
                <text:p>-0.486957</text:p>
              </table:table-cell>
              <table:table-cell office:value-type="float" office:value="1.252174">
                <text:p>1.25217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714286">
                <text:p>-4.714286</text:p>
              </table:table-cell>
              <table:table-cell office:value-type="float" office:value="-0.486957">
                <text:p>-0.486957</text:p>
              </table:table-cell>
              <table:table-cell office:value-type="float" office:value="1.252174">
                <text:p>1.25217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4.717857">
                <text:p>-4.717857</text:p>
              </table:table-cell>
              <table:table-cell office:value-type="float" office:value="-0.486957">
                <text:p>-0.486957</text:p>
              </table:table-cell>
              <table:table-cell office:value-type="float" office:value="1.252174">
                <text:p>1.252174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.689286">
                <text:p>-4.689286</text:p>
              </table:table-cell>
              <table:table-cell office:value-type="float" office:value="-0.486957">
                <text:p>-0.486957</text:p>
              </table:table-cell>
              <table:table-cell office:value-type="float" office:value="1.252174">
                <text:p>1.25217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.571429">
                <text:p>-4.571429</text:p>
              </table:table-cell>
              <table:table-cell office:value-type="float" office:value="-0.486957">
                <text:p>-0.486957</text:p>
              </table:table-cell>
              <table:table-cell office:value-type="float" office:value="1.252174">
                <text:p>1.25217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.382143">
                <text:p>-4.382143</text:p>
              </table:table-cell>
              <table:table-cell office:value-type="float" office:value="-0.486957">
                <text:p>-0.486957</text:p>
              </table:table-cell>
              <table:table-cell office:value-type="float" office:value="1.321739">
                <text:p>1.32173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4.342857">
                <text:p>-4.342857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21739">
                <text:p>1.32173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.282143">
                <text:p>-4.282143</text:p>
              </table:table-cell>
              <table:table-cell office:value-type="float" office:value="-0.486957">
                <text:p>-0.486957</text:p>
              </table:table-cell>
              <table:table-cell office:value-type="float" office:value="1.321739">
                <text:p>1.32173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4.246429">
                <text:p>-4.246429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21739">
                <text:p>1.321739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.178571">
                <text:p>-4.178571</text:p>
              </table:table-cell>
              <table:table-cell office:value-type="float" office:value="-0.486957">
                <text:p>-0.486957</text:p>
              </table:table-cell>
              <table:table-cell office:value-type="float" office:value="1.321739">
                <text:p>1.321739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.057143">
                <text:p>-4.057143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21739">
                <text:p>1.321739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">
                <text:p>-4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21739">
                <text:p>1.32173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.828571">
                <text:p>-3.828571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21739">
                <text:p>1.32173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.803571">
                <text:p>-3.803571</text:p>
              </table:table-cell>
              <table:table-cell office:value-type="float" office:value="-0.486957">
                <text:p>-0.486957</text:p>
              </table:table-cell>
              <table:table-cell office:value-type="float" office:value="1.321739">
                <text:p>1.321739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.789286">
                <text:p>-3.789286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91304">
                <text:p>1.391304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.717857">
                <text:p>-3.717857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21739">
                <text:p>1.321739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.607143">
                <text:p>-3.607143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21739">
                <text:p>1.32173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532143">
                <text:p>-3.532143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91304">
                <text:p>1.391304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.439286">
                <text:p>-3.439286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21739">
                <text:p>1.321739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.35">
                <text:p>-3.35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21739">
                <text:p>1.321739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.3">
                <text:p>-3.3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91304">
                <text:p>1.391304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182143">
                <text:p>-3.182143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91304">
                <text:p>1.391304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053571">
                <text:p>-3.053571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91304">
                <text:p>1.391304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892857">
                <text:p>-2.892857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91304">
                <text:p>1.391304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.6">
                <text:p>-2.6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91304">
                <text:p>1.39130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.5">
                <text:p>-2.5</text:p>
              </table:table-cell>
              <table:table-cell office:value-type="float" office:value="-0.486957">
                <text:p>-0.486957</text:p>
              </table:table-cell>
              <table:table-cell office:value-type="float" office:value="1.391304">
                <text:p>1.391304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.514286">
                <text:p>-2.514286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91304">
                <text:p>1.39130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.453571">
                <text:p>-2.453571</text:p>
              </table:table-cell>
              <table:table-cell office:value-type="float" office:value="-0.347826">
                <text:p>-0.347826</text:p>
              </table:table-cell>
              <table:table-cell office:value-type="float" office:value="1.391304">
                <text:p>1.391304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.403571">
                <text:p>-2.403571</text:p>
              </table:table-cell>
              <table:table-cell office:value-type="float" office:value="-0.347826">
                <text:p>-0.347826</text:p>
              </table:table-cell>
              <table:table-cell office:value-type="float" office:value="1.391304">
                <text:p>1.391304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.4">
                <text:p>-2.4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91304">
                <text:p>1.391304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.321429">
                <text:p>-2.321429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91304">
                <text:p>1.391304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278571">
                <text:p>-2.278571</text:p>
              </table:table-cell>
              <table:table-cell office:value-type="float" office:value="-0.486957">
                <text:p>-0.486957</text:p>
              </table:table-cell>
              <table:table-cell office:value-type="float" office:value="1.46087">
                <text:p>1.46087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.228571">
                <text:p>-2.228571</text:p>
              </table:table-cell>
              <table:table-cell office:value-type="float" office:value="-0.486957">
                <text:p>-0.486957</text:p>
              </table:table-cell>
              <table:table-cell office:value-type="float" office:value="1.391304">
                <text:p>1.391304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.203571">
                <text:p>-2.203571</text:p>
              </table:table-cell>
              <table:table-cell office:value-type="float" office:value="-0.417391">
                <text:p>-0.417391</text:p>
              </table:table-cell>
              <table:table-cell office:value-type="float" office:value="1.46087">
                <text:p>1.46087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.035714">
                <text:p>-2.035714</text:p>
              </table:table-cell>
              <table:table-cell office:value-type="float" office:value="-0.417391">
                <text:p>-0.417391</text:p>
              </table:table-cell>
              <table:table-cell office:value-type="float" office:value="1.46087">
                <text:p>1.46087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992857">
                <text:p>-1.992857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91304">
                <text:p>1.391304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975">
                <text:p>-1.975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91304">
                <text:p>1.391304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971429">
                <text:p>-1.971429</text:p>
              </table:table-cell>
              <table:table-cell office:value-type="float" office:value="-0.417391">
                <text:p>-0.417391</text:p>
              </table:table-cell>
              <table:table-cell office:value-type="float" office:value="1.391304">
                <text:p>1.391304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942857">
                <text:p>-1.942857</text:p>
              </table:table-cell>
              <table:table-cell office:value-type="float" office:value="-0.417391">
                <text:p>-0.417391</text:p>
              </table:table-cell>
              <table:table-cell office:value-type="float" office:value="1.46087">
                <text:p>1.46087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889286">
                <text:p>-1.889286</text:p>
              </table:table-cell>
              <table:table-cell office:value-type="float" office:value="-0.417391">
                <text:p>-0.417391</text:p>
              </table:table-cell>
              <table:table-cell office:value-type="float" office:value="1.46087">
                <text:p>1.46087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7">
                <text:p>-1.7</text:p>
              </table:table-cell>
              <table:table-cell office:value-type="float" office:value="-0.347826">
                <text:p>-0.347826</text:p>
              </table:table-cell>
              <table:table-cell office:value-type="float" office:value="1.46087">
                <text:p>1.46087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639286">
                <text:p>-1.639286</text:p>
              </table:table-cell>
              <table:table-cell office:value-type="float" office:value="-0.347826">
                <text:p>-0.347826</text:p>
              </table:table-cell>
              <table:table-cell office:value-type="float" office:value="1.46087">
                <text:p>1.46087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578571">
                <text:p>-1.578571</text:p>
              </table:table-cell>
              <table:table-cell office:value-type="float" office:value="-0.417391">
                <text:p>-0.417391</text:p>
              </table:table-cell>
              <table:table-cell office:value-type="float" office:value="1.46087">
                <text:p>1.46087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557143">
                <text:p>-1.557143</text:p>
              </table:table-cell>
              <table:table-cell office:value-type="float" office:value="-0.417391">
                <text:p>-0.417391</text:p>
              </table:table-cell>
              <table:table-cell office:value-type="float" office:value="1.46087">
                <text:p>1.46087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525">
                <text:p>-1.525</text:p>
              </table:table-cell>
              <table:table-cell office:value-type="float" office:value="-0.417391">
                <text:p>-0.417391</text:p>
              </table:table-cell>
              <table:table-cell office:value-type="float" office:value="1.46087">
                <text:p>1.46087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485714">
                <text:p>-1.485714</text:p>
              </table:table-cell>
              <table:table-cell office:value-type="float" office:value="-0.417391">
                <text:p>-0.417391</text:p>
              </table:table-cell>
              <table:table-cell office:value-type="float" office:value="1.46087">
                <text:p>1.46087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432143">
                <text:p>-1.432143</text:p>
              </table:table-cell>
              <table:table-cell office:value-type="float" office:value="-0.417391">
                <text:p>-0.417391</text:p>
              </table:table-cell>
              <table:table-cell office:value-type="float" office:value="1.46087">
                <text:p>1.46087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364286">
                <text:p>-1.364286</text:p>
              </table:table-cell>
              <table:table-cell office:value-type="float" office:value="-0.417391">
                <text:p>-0.417391</text:p>
              </table:table-cell>
              <table:table-cell office:value-type="float" office:value="1.46087">
                <text:p>1.46087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282143">
                <text:p>-1.282143</text:p>
              </table:table-cell>
              <table:table-cell office:value-type="float" office:value="-0.417391">
                <text:p>-0.417391</text:p>
              </table:table-cell>
              <table:table-cell office:value-type="float" office:value="1.46087">
                <text:p>1.46087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185714">
                <text:p>-1.185714</text:p>
              </table:table-cell>
              <table:table-cell office:value-type="float" office:value="-0.417391">
                <text:p>-0.417391</text:p>
              </table:table-cell>
              <table:table-cell office:value-type="float" office:value="1.46087">
                <text:p>1.46087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071429">
                <text:p>-1.071429</text:p>
              </table:table-cell>
              <table:table-cell office:value-type="float" office:value="-0.417391">
                <text:p>-0.417391</text:p>
              </table:table-cell>
              <table:table-cell office:value-type="float" office:value="1.46087">
                <text:p>1.46087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060714">
                <text:p>-1.060714</text:p>
              </table:table-cell>
              <table:table-cell office:value-type="float" office:value="-0.347826">
                <text:p>-0.347826</text:p>
              </table:table-cell>
              <table:table-cell office:value-type="float" office:value="1.46087">
                <text:p>1.46087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060714">
                <text:p>-1.060714</text:p>
              </table:table-cell>
              <table:table-cell office:value-type="float" office:value="-0.417391">
                <text:p>-0.417391</text:p>
              </table:table-cell>
              <table:table-cell office:value-type="float" office:value="1.46087">
                <text:p>1.46087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053571">
                <text:p>-1.053571</text:p>
              </table:table-cell>
              <table:table-cell office:value-type="float" office:value="-0.347826">
                <text:p>-0.347826</text:p>
              </table:table-cell>
              <table:table-cell office:value-type="float" office:value="1.46087">
                <text:p>1.46087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957143">
                <text:p>-0.957143</text:p>
              </table:table-cell>
              <table:table-cell office:value-type="float" office:value="-0.347826">
                <text:p>-0.347826</text:p>
              </table:table-cell>
              <table:table-cell office:value-type="float" office:value="1.46087">
                <text:p>1.46087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860714">
                <text:p>-0.860714</text:p>
              </table:table-cell>
              <table:table-cell office:value-type="float" office:value="-0.417391">
                <text:p>-0.417391</text:p>
              </table:table-cell>
              <table:table-cell office:value-type="float" office:value="1.46087">
                <text:p>1.46087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728571">
                <text:p>-0.728571</text:p>
              </table:table-cell>
              <table:table-cell office:value-type="float" office:value="-0.347826">
                <text:p>-0.347826</text:p>
              </table:table-cell>
              <table:table-cell office:value-type="float" office:value="1.46087">
                <text:p>1.46087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703571">
                <text:p>-0.703571</text:p>
              </table:table-cell>
              <table:table-cell office:value-type="float" office:value="-0.417391">
                <text:p>-0.417391</text:p>
              </table:table-cell>
              <table:table-cell office:value-type="float" office:value="1.46087">
                <text:p>1.46087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653571">
                <text:p>-0.653571</text:p>
              </table:table-cell>
              <table:table-cell office:value-type="float" office:value="-0.347826">
                <text:p>-0.347826</text:p>
              </table:table-cell>
              <table:table-cell office:value-type="float" office:value="1.530435">
                <text:p>1.53043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628571">
                <text:p>-0.628571</text:p>
              </table:table-cell>
              <table:table-cell office:value-type="float" office:value="-0.417391">
                <text:p>-0.417391</text:p>
              </table:table-cell>
              <table:table-cell office:value-type="float" office:value="1.530435">
                <text:p>1.53043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603571">
                <text:p>-0.603571</text:p>
              </table:table-cell>
              <table:table-cell office:value-type="float" office:value="-0.417391">
                <text:p>-0.417391</text:p>
              </table:table-cell>
              <table:table-cell office:value-type="float" office:value="1.530435">
                <text:p>1.530435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567857">
                <text:p>-0.567857</text:p>
              </table:table-cell>
              <table:table-cell office:value-type="float" office:value="-0.417391">
                <text:p>-0.417391</text:p>
              </table:table-cell>
              <table:table-cell office:value-type="float" office:value="1.530435">
                <text:p>1.53043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489286">
                <text:p>-0.489286</text:p>
              </table:table-cell>
              <table:table-cell office:value-type="float" office:value="-0.347826">
                <text:p>-0.347826</text:p>
              </table:table-cell>
              <table:table-cell office:value-type="float" office:value="1.530435">
                <text:p>1.530435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425">
                <text:p>-0.425</text:p>
              </table:table-cell>
              <table:table-cell office:value-type="float" office:value="-0.347826">
                <text:p>-0.347826</text:p>
              </table:table-cell>
              <table:table-cell office:value-type="float" office:value="1.530435">
                <text:p>1.530435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339286">
                <text:p>-0.339286</text:p>
              </table:table-cell>
              <table:table-cell office:value-type="float" office:value="-0.417391">
                <text:p>-0.417391</text:p>
              </table:table-cell>
              <table:table-cell office:value-type="float" office:value="1.530435">
                <text:p>1.53043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285714">
                <text:p>-0.285714</text:p>
              </table:table-cell>
              <table:table-cell office:value-type="float" office:value="-0.417391">
                <text:p>-0.417391</text:p>
              </table:table-cell>
              <table:table-cell office:value-type="float" office:value="1.530435">
                <text:p>1.53043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46429">
                <text:p>-0.146429</text:p>
              </table:table-cell>
              <table:table-cell office:value-type="float" office:value="-0.347826">
                <text:p>-0.347826</text:p>
              </table:table-cell>
              <table:table-cell office:value-type="float" office:value="1.530435">
                <text:p>1.53043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146429">
                <text:p>-0.146429</text:p>
              </table:table-cell>
              <table:table-cell office:value-type="float" office:value="-0.347826">
                <text:p>-0.347826</text:p>
              </table:table-cell>
              <table:table-cell office:value-type="float" office:value="1.530435">
                <text:p>1.53043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46429">
                <text:p>-0.146429</text:p>
              </table:table-cell>
              <table:table-cell office:value-type="float" office:value="-0.347826">
                <text:p>-0.347826</text:p>
              </table:table-cell>
              <table:table-cell office:value-type="float" office:value="1.530435">
                <text:p>1.53043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135714">
                <text:p>-0.135714</text:p>
              </table:table-cell>
              <table:table-cell office:value-type="float" office:value="-0.347826">
                <text:p>-0.347826</text:p>
              </table:table-cell>
              <table:table-cell office:value-type="float" office:value="1.530435">
                <text:p>1.53043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103571">
                <text:p>-0.103571</text:p>
              </table:table-cell>
              <table:table-cell office:value-type="float" office:value="-0.347826">
                <text:p>-0.347826</text:p>
              </table:table-cell>
              <table:table-cell office:value-type="float" office:value="1.530435">
                <text:p>1.53043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3571">
                <text:p>-0.003571</text:p>
              </table:table-cell>
              <table:table-cell office:value-type="float" office:value="-0.347826">
                <text:p>-0.347826</text:p>
              </table:table-cell>
              <table:table-cell office:value-type="float" office:value="1.530435">
                <text:p>1.53043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21429">
                <text:p>0.121429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67857">
                <text:p>0.167857</text:p>
              </table:table-cell>
              <table:table-cell office:value-type="float" office:value="-0.347826">
                <text:p>-0.347826</text:p>
              </table:table-cell>
              <table:table-cell office:value-type="float" office:value="1.530435">
                <text:p>1.53043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32143">
                <text:p>0.232143</text:p>
              </table:table-cell>
              <table:table-cell office:value-type="float" office:value="-0.347826">
                <text:p>-0.347826</text:p>
              </table:table-cell>
              <table:table-cell office:value-type="float" office:value="1.530435">
                <text:p>1.53043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53571">
                <text:p>0.253571</text:p>
              </table:table-cell>
              <table:table-cell office:value-type="float" office:value="-0.347826">
                <text:p>-0.347826</text:p>
              </table:table-cell>
              <table:table-cell office:value-type="float" office:value="1.530435">
                <text:p>1.53043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78571">
                <text:p>0.278571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03571">
                <text:p>0.303571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35714">
                <text:p>0.335714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17857">
                <text:p>0.417857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67857">
                <text:p>0.467857</text:p>
              </table:table-cell>
              <table:table-cell office:value-type="float" office:value="-0.347826">
                <text:p>-0.347826</text:p>
              </table:table-cell>
              <table:table-cell office:value-type="float" office:value="1.530435">
                <text:p>1.53043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42857">
                <text:p>0.542857</text:p>
              </table:table-cell>
              <table:table-cell office:value-type="float" office:value="-0.347826">
                <text:p>-0.347826</text:p>
              </table:table-cell>
              <table:table-cell office:value-type="float" office:value="1.530435">
                <text:p>1.53043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0714">
                <text:p>0.610714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39286">
                <text:p>0.739286</text:p>
              </table:table-cell>
              <table:table-cell office:value-type="float" office:value="-0.417391">
                <text:p>-0.417391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57143">
                <text:p>0.757143</text:p>
              </table:table-cell>
              <table:table-cell office:value-type="float" office:value="-0.347826">
                <text:p>-0.347826</text:p>
              </table:table-cell>
              <table:table-cell office:value-type="float" office:value="1.530435">
                <text:p>1.53043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4286">
                <text:p>0.764286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530435">
                <text:p>1.5304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1429">
                <text:p>0.771429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89286">
                <text:p>0.789286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14286">
                <text:p>0.814286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03571">
                <text:p>0.903571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21429">
                <text:p>1.021429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92857">
                <text:p>1.092857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28571">
                <text:p>1.128571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71429">
                <text:p>1.171429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89286">
                <text:p>1.189286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210714">
                <text:p>1.210714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253571">
                <text:p>1.253571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271429">
                <text:p>1.271429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67857">
                <text:p>1.367857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92857">
                <text:p>1.392857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46429">
                <text:p>1.446429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">
                <text:p>1.5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35714">
                <text:p>1.535714</text:p>
              </table:table-cell>
              <table:table-cell office:value-type="float" office:value="-0.417391">
                <text:p>-0.417391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89286">
                <text:p>1.589286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60714">
                <text:p>1.660714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">
                <text:p>1.6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725">
                <text:p>1.725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760714">
                <text:p>1.760714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821429">
                <text:p>1.821429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907143">
                <text:p>1.907143</text:p>
              </table:table-cell>
              <table:table-cell office:value-type="float" office:value="-0.278261">
                <text:p>-0.278261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932143">
                <text:p>1.932143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07143">
                <text:p>2.007143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25">
                <text:p>2.025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053571">
                <text:p>2.053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1.669565">
                <text:p>1.66956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03571">
                <text:p>2.103571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17857">
                <text:p>2.117857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25">
                <text:p>2.125</text:p>
              </table:table-cell>
              <table:table-cell office:value-type="float" office:value="-0.278261">
                <text:p>-0.278261</text:p>
              </table:table-cell>
              <table:table-cell office:value-type="float" office:value="1.669565">
                <text:p>1.66956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39286">
                <text:p>2.139286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7857">
                <text:p>2.167857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8571">
                <text:p>2.178571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28571">
                <text:p>2.228571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282143">
                <text:p>2.282143</text:p>
              </table:table-cell>
              <table:table-cell office:value-type="float" office:value="-0.278261">
                <text:p>-0.278261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360714">
                <text:p>2.360714</text:p>
              </table:table-cell>
              <table:table-cell office:value-type="float" office:value="-0.278261">
                <text:p>-0.278261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407143">
                <text:p>2.407143</text:p>
              </table:table-cell>
              <table:table-cell office:value-type="float" office:value="-0.278261">
                <text:p>-0.278261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467857">
                <text:p>2.467857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503571">
                <text:p>2.503571</text:p>
              </table:table-cell>
              <table:table-cell office:value-type="float" office:value="-0.278261">
                <text:p>-0.278261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539286">
                <text:p>2.539286</text:p>
              </table:table-cell>
              <table:table-cell office:value-type="float" office:value="-0.278261">
                <text:p>-0.278261</text:p>
              </table:table-cell>
              <table:table-cell office:value-type="float" office:value="1.669565">
                <text:p>1.66956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585714">
                <text:p>2.585714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596429">
                <text:p>2.596429</text:p>
              </table:table-cell>
              <table:table-cell office:value-type="float" office:value="-0.278261">
                <text:p>-0.278261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596429">
                <text:p>2.596429</text:p>
              </table:table-cell>
              <table:table-cell office:value-type="float" office:value="-0.278261">
                <text:p>-0.278261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6">
                <text:p>2.6</text:p>
              </table:table-cell>
              <table:table-cell office:value-type="float" office:value="-0.278261">
                <text:p>-0.278261</text:p>
              </table:table-cell>
              <table:table-cell office:value-type="float" office:value="1.669565">
                <text:p>1.66956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6">
                <text:p>2.6</text:p>
              </table:table-cell>
              <table:table-cell office:value-type="float" office:value="-0.278261">
                <text:p>-0.278261</text:p>
              </table:table-cell>
              <table:table-cell office:value-type="float" office:value="1.669565">
                <text:p>1.66956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603571">
                <text:p>2.603571</text:p>
              </table:table-cell>
              <table:table-cell office:value-type="float" office:value="-0.278261">
                <text:p>-0.278261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742857">
                <text:p>2.742857</text:p>
              </table:table-cell>
              <table:table-cell office:value-type="float" office:value="-0.278261">
                <text:p>-0.278261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785714">
                <text:p>2.785714</text:p>
              </table:table-cell>
              <table:table-cell office:value-type="float" office:value="-0.278261">
                <text:p>-0.278261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882143">
                <text:p>2.882143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928571">
                <text:p>2.928571</text:p>
              </table:table-cell>
              <table:table-cell office:value-type="float" office:value="-0.278261">
                <text:p>-0.278261</text:p>
              </table:table-cell>
              <table:table-cell office:value-type="float" office:value="1.73913">
                <text:p>1.73913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992857">
                <text:p>2.992857</text:p>
              </table:table-cell>
              <table:table-cell office:value-type="float" office:value="-0.278261">
                <text:p>-0.278261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014286">
                <text:p>3.014286</text:p>
              </table:table-cell>
              <table:table-cell office:value-type="float" office:value="-0.278261">
                <text:p>-0.278261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028571">
                <text:p>3.028571</text:p>
              </table:table-cell>
              <table:table-cell office:value-type="float" office:value="-0.347826">
                <text:p>-0.347826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05">
                <text:p>3.05</text:p>
              </table:table-cell>
              <table:table-cell office:value-type="float" office:value="-0.278261">
                <text:p>-0.278261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057143">
                <text:p>3.057143</text:p>
              </table:table-cell>
              <table:table-cell office:value-type="float" office:value="-0.347826">
                <text:p>-0.347826</text:p>
              </table:table-cell>
              <table:table-cell office:value-type="float" office:value="1.73913">
                <text:p>1.73913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082143">
                <text:p>3.082143</text:p>
              </table:table-cell>
              <table:table-cell office:value-type="float" office:value="-0.347826">
                <text:p>-0.347826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121429">
                <text:p>3.121429</text:p>
              </table:table-cell>
              <table:table-cell office:value-type="float" office:value="-0.278261">
                <text:p>-0.278261</text:p>
              </table:table-cell>
              <table:table-cell office:value-type="float" office:value="1.73913">
                <text:p>1.73913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146429">
                <text:p>3.146429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25">
                <text:p>3.25</text:p>
              </table:table-cell>
              <table:table-cell office:value-type="float" office:value="-0.347826">
                <text:p>-0.347826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264286">
                <text:p>3.264286</text:p>
              </table:table-cell>
              <table:table-cell office:value-type="float" office:value="-0.347826">
                <text:p>-0.347826</text:p>
              </table:table-cell>
              <table:table-cell office:value-type="float" office:value="1.669565">
                <text:p>1.669565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317857">
                <text:p>3.317857</text:p>
              </table:table-cell>
              <table:table-cell office:value-type="float" office:value="-0.347826">
                <text:p>-0.347826</text:p>
              </table:table-cell>
              <table:table-cell office:value-type="float" office:value="1.73913">
                <text:p>1.73913</text:p>
              </table:table-cell>
              <table:table-cell office:value-type="float" office:value="1.46087">
                <text:p>1.460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485714">
                <text:p>3.485714</text:p>
              </table:table-cell>
              <table:table-cell office:value-type="float" office:value="-0.278261">
                <text:p>-0.278261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503571">
                <text:p>3.503571</text:p>
              </table:table-cell>
              <table:table-cell office:value-type="float" office:value="-0.278261">
                <text:p>-0.278261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503571">
                <text:p>3.503571</text:p>
              </table:table-cell>
              <table:table-cell office:value-type="float" office:value="-0.278261">
                <text:p>-0.278261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510714">
                <text:p>3.510714</text:p>
              </table:table-cell>
              <table:table-cell office:value-type="float" office:value="-0.278261">
                <text:p>-0.278261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528571">
                <text:p>3.528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560714">
                <text:p>3.560714</text:p>
              </table:table-cell>
              <table:table-cell office:value-type="float" office:value="-0.278261">
                <text:p>-0.278261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625">
                <text:p>3.625</text:p>
              </table:table-cell>
              <table:table-cell office:value-type="float" office:value="-0.278261">
                <text:p>-0.278261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710714">
                <text:p>3.710714</text:p>
              </table:table-cell>
              <table:table-cell office:value-type="float" office:value="-0.278261">
                <text:p>-0.278261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775">
                <text:p>3.775</text:p>
              </table:table-cell>
              <table:table-cell office:value-type="float" office:value="-0.278261">
                <text:p>-0.278261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864286">
                <text:p>3.864286</text:p>
              </table:table-cell>
              <table:table-cell office:value-type="float" office:value="-0.208696">
                <text:p>-0.208696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932143">
                <text:p>3.932143</text:p>
              </table:table-cell>
              <table:table-cell office:value-type="float" office:value="-0.347826">
                <text:p>-0.347826</text:p>
              </table:table-cell>
              <table:table-cell office:value-type="float" office:value="1.73913">
                <text:p>1.73913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982143">
                <text:p>3.982143</text:p>
              </table:table-cell>
              <table:table-cell office:value-type="float" office:value="-0.278261">
                <text:p>-0.278261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242857">
                <text:p>4.242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2.295652">
                <text:p>2.295652</text:p>
              </table:table-cell>
              <table:table-cell office:value-type="float" office:value="1.182609">
                <text:p>1.1826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417857">
                <text:p>4.417857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428571">
                <text:p>4.428571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317857">
                <text:p>4.317857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353571">
                <text:p>4.353571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421429">
                <text:p>4.421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421429">
                <text:p>4.421429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414286">
                <text:p>4.414286</text:p>
              </table:table-cell>
              <table:table-cell office:value-type="float" office:value="-0.208696">
                <text:p>-0.208696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421429">
                <text:p>4.421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425">
                <text:p>4.425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428571">
                <text:p>4.428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428571">
                <text:p>4.428571</text:p>
              </table:table-cell>
              <table:table-cell office:value-type="float" office:value="-0.278261">
                <text:p>-0.278261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421429">
                <text:p>4.421429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439286">
                <text:p>4.439286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08696">
                <text:p>1.80869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471429">
                <text:p>4.471429</text:p>
              </table:table-cell>
              <table:table-cell office:value-type="float" office:value="-0.278261">
                <text:p>-0.278261</text:p>
              </table:table-cell>
              <table:table-cell office:value-type="float" office:value="1.73913">
                <text:p>1.73913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517857">
                <text:p>4.517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521429">
                <text:p>4.521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564286">
                <text:p>4.564286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585714">
                <text:p>4.585714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607143">
                <text:p>4.607143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696429">
                <text:p>4.696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739286">
                <text:p>4.739286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735714">
                <text:p>4.735714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778571">
                <text:p>4.778571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792857">
                <text:p>4.792857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817857">
                <text:p>4.817857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828571">
                <text:p>4.828571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842857">
                <text:p>4.842857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864286">
                <text:p>4.864286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871429">
                <text:p>4.871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875">
                <text:p>4.875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882143">
                <text:p>4.882143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892857">
                <text:p>4.892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08696">
                <text:p>1.80869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907143">
                <text:p>4.907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08696">
                <text:p>1.80869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928571">
                <text:p>4.928571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960714">
                <text:p>4.960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007143">
                <text:p>5.007143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032143">
                <text:p>5.032143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075">
                <text:p>5.075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08696">
                <text:p>1.80869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117857">
                <text:p>5.117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139286">
                <text:p>5.139286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08696">
                <text:p>1.80869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157143">
                <text:p>5.157143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182143">
                <text:p>5.182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321429">
                <text:p>5.321429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253571">
                <text:p>5.253571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303571">
                <text:p>5.303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08696">
                <text:p>1.80869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282143">
                <text:p>5.282143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78261">
                <text:p>1.878261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317857">
                <text:p>5.317857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325">
                <text:p>5.325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342857">
                <text:p>5.342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346429">
                <text:p>5.346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364286">
                <text:p>5.364286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382143">
                <text:p>5.382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4">
                <text:p>5.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5">
                <text:p>5.5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539286">
                <text:p>5.539286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567857">
                <text:p>5.567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642857">
                <text:p>5.642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639286">
                <text:p>5.639286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682143">
                <text:p>5.682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08696">
                <text:p>1.808696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692857">
                <text:p>5.692857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696429">
                <text:p>5.696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739286">
                <text:p>5.739286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760714">
                <text:p>5.760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764286">
                <text:p>5.764286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792857">
                <text:p>5.792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796429">
                <text:p>5.796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8">
                <text:p>5.8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832143">
                <text:p>5.832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875">
                <text:p>5.875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921429">
                <text:p>5.921429</text:p>
              </table:table-cell>
              <table:table-cell office:value-type="float" office:value="-0.278261">
                <text:p>-0.278261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95">
                <text:p>5.95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967857">
                <text:p>5.967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978571">
                <text:p>5.978571</text:p>
              </table:table-cell>
              <table:table-cell office:value-type="float" office:value="-0.13913">
                <text:p>-0.13913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010714">
                <text:p>6.010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042857">
                <text:p>6.042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103571">
                <text:p>6.103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91304">
                <text:p>1.3913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185714">
                <text:p>6.185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182143">
                <text:p>6.182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196429">
                <text:p>6.196429</text:p>
              </table:table-cell>
              <table:table-cell office:value-type="float" office:value="-0.13913">
                <text:p>-0.13913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203571">
                <text:p>6.203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242857">
                <text:p>6.242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246429">
                <text:p>6.246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260714">
                <text:p>6.260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260714">
                <text:p>6.260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260714">
                <text:p>6.260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325">
                <text:p>6.325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35">
                <text:p>6.35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403571">
                <text:p>6.403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460714">
                <text:p>6.460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507143">
                <text:p>6.507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546429">
                <text:p>6.546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607143">
                <text:p>6.607143</text:p>
              </table:table-cell>
              <table:table-cell office:value-type="float" office:value="-0.13913">
                <text:p>-0.13913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642857">
                <text:p>6.642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635714">
                <text:p>6.635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667857">
                <text:p>6.667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685714">
                <text:p>6.685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685714">
                <text:p>6.685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696429">
                <text:p>6.696429</text:p>
              </table:table-cell>
              <table:table-cell office:value-type="float" office:value="-0.13913">
                <text:p>-0.13913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714286">
                <text:p>6.714286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739286">
                <text:p>6.739286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760714">
                <text:p>6.760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771429">
                <text:p>6.771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1.878261">
                <text:p>1.87826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853571">
                <text:p>6.853571</text:p>
              </table:table-cell>
              <table:table-cell office:value-type="float" office:value="-0.278261">
                <text:p>-0.278261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85">
                <text:p>6.85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885714">
                <text:p>6.885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935714">
                <text:p>6.935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953571">
                <text:p>6.953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953571">
                <text:p>6.953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003571">
                <text:p>7.003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028571">
                <text:p>7.028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05">
                <text:p>7.05</text:p>
              </table:table-cell>
              <table:table-cell office:value-type="float" office:value="-0.13913">
                <text:p>-0.13913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082143">
                <text:p>7.082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135714">
                <text:p>7.135714</text:p>
              </table:table-cell>
              <table:table-cell office:value-type="float" office:value="-0.13913">
                <text:p>-0.13913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157143">
                <text:p>7.157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160714">
                <text:p>7.160714</text:p>
              </table:table-cell>
              <table:table-cell office:value-type="float" office:value="-0.13913">
                <text:p>-0.13913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160714">
                <text:p>7.160714</text:p>
              </table:table-cell>
              <table:table-cell office:value-type="float" office:value="-0.278261">
                <text:p>-0.278261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164286">
                <text:p>7.164286</text:p>
              </table:table-cell>
              <table:table-cell office:value-type="float" office:value="-0.13913">
                <text:p>-0.13913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175">
                <text:p>7.175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235714">
                <text:p>7.235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285714">
                <text:p>7.285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282143">
                <text:p>7.282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360714">
                <text:p>7.360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392857">
                <text:p>7.392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442857">
                <text:p>7.442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492857">
                <text:p>7.492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496429">
                <text:p>7.496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535714">
                <text:p>7.535714</text:p>
              </table:table-cell>
              <table:table-cell office:value-type="float" office:value="-0.13913">
                <text:p>-0.13913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55">
                <text:p>7.55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575">
                <text:p>7.575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592857">
                <text:p>7.592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592857">
                <text:p>7.592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617857">
                <text:p>7.617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621429">
                <text:p>7.621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628571">
                <text:p>7.628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653571">
                <text:p>7.653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678571">
                <text:p>7.678571</text:p>
              </table:table-cell>
              <table:table-cell office:value-type="float" office:value="-0.13913">
                <text:p>-0.13913</text:p>
              </table:table-cell>
              <table:table-cell office:value-type="float" office:value="1.947826">
                <text:p>1.947826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682143">
                <text:p>7.682143</text:p>
              </table:table-cell>
              <table:table-cell office:value-type="float" office:value="-0.13913">
                <text:p>-0.13913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7">
                <text:p>7.7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760714">
                <text:p>7.760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775">
                <text:p>7.775</text:p>
              </table:table-cell>
              <table:table-cell office:value-type="float" office:value="-0.13913">
                <text:p>-0.13913</text:p>
              </table:table-cell>
              <table:table-cell office:value-type="float" office:value="1.947826">
                <text:p>1.947826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810714">
                <text:p>7.810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839286">
                <text:p>7.839286</text:p>
              </table:table-cell>
              <table:table-cell office:value-type="float" office:value="-0.208696">
                <text:p>-0.208696</text:p>
              </table:table-cell>
              <table:table-cell office:value-type="float" office:value="1.947826">
                <text:p>1.947826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85">
                <text:p>7.85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867857">
                <text:p>7.867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928571">
                <text:p>7.928571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985714">
                <text:p>7.985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035714">
                <text:p>8.035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021429">
                <text:p>8.021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071429">
                <text:p>8.071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064286">
                <text:p>8.064286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082143">
                <text:p>8.082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078571">
                <text:p>8.078571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085714">
                <text:p>8.085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1">
                <text:p>8.1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089286">
                <text:p>8.089286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103571">
                <text:p>8.103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125">
                <text:p>8.125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157143">
                <text:p>8.157143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253571">
                <text:p>8.253571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278571">
                <text:p>8.278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346429">
                <text:p>8.346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367857">
                <text:p>8.367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396429">
                <text:p>8.396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421429">
                <text:p>8.421429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432143">
                <text:p>8.432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478571">
                <text:p>8.478571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464286">
                <text:p>8.464286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492857">
                <text:p>8.492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503571">
                <text:p>8.503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521429">
                <text:p>8.521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532143">
                <text:p>8.532143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525">
                <text:p>8.525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539286">
                <text:p>8.539286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553571">
                <text:p>8.553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582143">
                <text:p>8.582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625">
                <text:p>8.625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632143">
                <text:p>8.632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657143">
                <text:p>8.657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703571">
                <text:p>8.703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714286">
                <text:p>8.714286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742857">
                <text:p>8.742857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753571">
                <text:p>8.753571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775">
                <text:p>8.775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882143">
                <text:p>8.882143</text:p>
              </table:table-cell>
              <table:table-cell office:value-type="float" office:value="-0.069565">
                <text:p>-0.069565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828571">
                <text:p>8.828571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878571">
                <text:p>8.878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907143">
                <text:p>8.907143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946429">
                <text:p>8.946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971429">
                <text:p>8.971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978571">
                <text:p>8.978571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996429">
                <text:p>8.996429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992857">
                <text:p>8.992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992857">
                <text:p>8.992857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">
                <text:p>9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003571">
                <text:p>9.003571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007143">
                <text:p>9.007143</text:p>
              </table:table-cell>
              <table:table-cell office:value-type="float" office:value="-0.13913">
                <text:p>-0.13913</text:p>
              </table:table-cell>
              <table:table-cell office:value-type="float" office:value="2.017391">
                <text:p>2.01739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042857">
                <text:p>9.042857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089286">
                <text:p>9.089286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132143">
                <text:p>9.132143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192857">
                <text:p>9.192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214286">
                <text:p>9.214286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264286">
                <text:p>9.264286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278571">
                <text:p>9.278571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342857">
                <text:p>9.342857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353571">
                <text:p>9.353571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364286">
                <text:p>9.364286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367857">
                <text:p>9.367857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385714">
                <text:p>9.385714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4">
                <text:p>9.4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407143">
                <text:p>9.407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425">
                <text:p>9.425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428571">
                <text:p>9.428571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45">
                <text:p>9.45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457143">
                <text:p>9.457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464286">
                <text:p>9.464286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5">
                <text:p>9.5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525">
                <text:p>9.525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532143">
                <text:p>9.532143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578571">
                <text:p>9.578571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603571">
                <text:p>9.603571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625">
                <text:p>9.625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621429">
                <text:p>9.621429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646429">
                <text:p>9.646429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675">
                <text:p>9.675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17391">
                <text:p>2.017391</text:p>
              </table:table-cell>
              <table:table-cell office:value-type="float" office:value="1.321739">
                <text:p>1.3217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728571">
                <text:p>9.728571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707143">
                <text:p>9.707143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778571">
                <text:p>9.778571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807143">
                <text:p>9.807143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835714">
                <text:p>9.835714</text:p>
              </table:table-cell>
              <table:table-cell office:value-type="float" office:value="-0.13913">
                <text:p>-0.13913</text:p>
              </table:table-cell>
              <table:table-cell office:value-type="float" office:value="2.156522">
                <text:p>2.156522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860714">
                <text:p>9.860714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889286">
                <text:p>9.889286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907143">
                <text:p>9.907143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907143">
                <text:p>9.907143</text:p>
              </table:table-cell>
              <table:table-cell office:value-type="float" office:value="-0.069565">
                <text:p>-0.069565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.910714">
                <text:p>9.910714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917857">
                <text:p>9.917857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942857">
                <text:p>9.942857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95">
                <text:p>9.95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.039286">
                <text:p>10.039286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103571">
                <text:p>10.103571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142857">
                <text:p>10.142857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.178571">
                <text:p>10.178571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242857">
                <text:p>10.242857</text:p>
              </table:table-cell>
              <table:table-cell office:value-type="float" office:value="-0.13913">
                <text:p>-0.13913</text:p>
              </table:table-cell>
              <table:table-cell office:value-type="float" office:value="2.156522">
                <text:p>2.156522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.285714">
                <text:p>10.285714</text:p>
              </table:table-cell>
              <table:table-cell office:value-type="float" office:value="-0.208696">
                <text:p>-0.208696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289286">
                <text:p>10.289286</text:p>
              </table:table-cell>
              <table:table-cell office:value-type="float" office:value="-0.13913">
                <text:p>-0.13913</text:p>
              </table:table-cell>
              <table:table-cell office:value-type="float" office:value="2.086957">
                <text:p>2.086957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464286">
                <text:p>10.464286</text:p>
              </table:table-cell>
              <table:table-cell office:value-type="float" office:value="-0.13913">
                <text:p>-0.13913</text:p>
              </table:table-cell>
              <table:table-cell office:value-type="float" office:value="2.156522">
                <text:p>2.156522</text:p>
              </table:table-cell>
              <table:table-cell office:value-type="float" office:value="1.252174">
                <text:p>1.2521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821429">
                <text:p>10.821429</text:p>
              </table:table-cell>
              <table:table-cell office:value-type="float" office:value="-0.278261">
                <text:p>-0.278261</text:p>
              </table:table-cell>
              <table:table-cell office:value-type="float" office:value="2.156522">
                <text:p>2.156522</text:p>
              </table:table-cell>
              <table:table-cell office:value-type="float" office:value="1.252174">
                <text:p>1.252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